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4.71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4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IQ0307LXP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46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46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16" style:family="table-cell" style:parent-style-name="Default" style:data-style-name="N147"/>
    <style:style style:name="ce17" style:family="table-cell" style:parent-style-name="Default" style:data-style-name="N148"/>
    <style:style style:name="ce8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Q0307LXP" table:style-name="ta1">
        <office:forms form:automatic-focus="false" form:apply-design-mode="false"/>
        <table:shapes>
          <draw:frame draw:z-index="0" draw:style-name="gr1" draw:text-style-name="P1" svg:width="16.02cm" svg:height="9.005cm" svg:x="37.472cm" svg:y="8.03cm">
            <draw:object draw:notify-on-update-of-ranges="IQ0307LXP.N5:IQ0307LXP.N14 IQ0307LXP.O5:IQ0307LXP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6cm" svg:height="8.992cm" svg:x="2.884cm" svg:y="28.615cm">
            <draw:object draw:notify-on-update-of-ranges="IQ0307LXP.B8:IQ0307LXP.B16 IQ0307LXP.D8:IQ0307LXP.D16 IQ0307LXP.B17:IQ0307LXP.B33 IQ0307LXP.D17:IQ0307LXP.D33 IQ0307LXP.B34:IQ0307LXP.B42 IQ0307LXP.D34:IQ0307LXP.D42 IQ0307LXP.B43:IQ0307LXP.B51 IQ0307LXP.D43:IQ0307LXP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992" table:default-cell-style-name="Default"/>
        <table:table-row table:style-name="ro1">
          <table:table-cell office:value-type="string" calcext:value-type="string">
            <text:p>IQ0307LXP</text:p>
          </table:table-cell>
          <table:table-cell office:value-type="string" calcext:value-type="string">
            <text:p>Para o qubit</text:p>
          </table:table-cell>
          <table:table-cell table:number-columns-repeated="4"/>
          <table:table-cell office:value-type="string" calcext:value-type="string">
            <text:p>I square pulse</text:p>
          </table:table-cell>
          <table:table-cell office:value-type="string" calcext:value-type="string">
            <text:p>length=1e-7</text:p>
          </table:table-cell>
          <table:table-cell table:number-columns-repeated="13"/>
          <table:table-cell table:style-name="ce4" office:value-type="string" calcext:value-type="string">
            <text:p>I square pulse</text:p>
          </table:table-cell>
          <table:table-cell table:style-name="ce4" office:value-type="string" calcext:value-type="string">
            <text:p>length=1e-7</text:p>
          </table:table-cell>
          <table:table-cell table:style-name="ce4" office:value-type="string" calcext:value-type="string">
            <text:p>ampLO=11dB</text:p>
          </table:table-cell>
          <table:table-cell table:style-name="ce4" office:value-type="string" calcext:value-type="string">
            <text:p>oscScaleRF=50mV</text:p>
          </table:table-cell>
          <table:table-cell table:style-name="ce4"/>
          <table:table-cell table:number-columns-repeated="3"/>
          <table:table-cell office:value-type="string" calcext:value-type="string">
            <text:p>Phase</text:p>
          </table:table-cell>
          <table:table-cell office:value-type="string" calcext:value-type="string">
            <text:p>LO=</text:p>
          </table:table-cell>
          <table:table-cell office:value-type="string" calcext:value-type="string">
            <text:p>11dB</text:p>
          </table:table-cell>
          <table:table-cell table:style-name="ce8" office:value-type="float" office:value="3500000000" calcext:value-type="float">
            <text:p>3,50E+09</text:p>
          </table:table-cell>
          <table:table-cell office:value-type="string" calcext:value-type="string">
            <text:p>GHz</text:p>
          </table:table-cell>
          <table:table-cell table:formula="of:=1/[.AG1]" office:value-type="float" office:value="0.00000000028571428571" calcext:value-type="float">
            <text:p>2,85714285714286E-1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Delay sinal I vs saida mixer=4.8ns</text:p>
          </table:table-cell>
          <table:table-cell table:number-columns-repeated="5"/>
          <table:table-cell table:style-name="ce1" office:value-type="string" calcext:value-type="string" table:number-columns-spanned="2" table:number-rows-spanned="1">
            <text:p>LO</text:p>
          </table:table-cell>
          <table:covered-table-cell/>
          <table:table-cell office:value-type="string" calcext:value-type="string" table:number-columns-spanned="2" table:number-rows-spanned="1">
            <text:p>I</text:p>
          </table:table-cell>
          <table:covered-table-cell/>
          <table:table-cell office:value-type="string" calcext:value-type="string" table:number-columns-spanned="2" table:number-rows-spanned="1">
            <text:p>RF</text:p>
          </table:table-cell>
          <table:covered-table-cell/>
          <table:table-cell table:number-columns-repeated="9"/>
          <table:table-cell office:value-type="string" calcext:value-type="string">
            <text:p>LO</text:p>
          </table:table-cell>
          <table:table-cell table:style-name="ce4" office:value-type="string" calcext:value-type="string" table:number-columns-spanned="2" table:number-rows-spanned="1">
            <text:p>I</text:p>
          </table:table-cell>
          <table:covered-table-cell table:style-name="ce4"/>
          <table:table-cell table:style-name="ce4" office:value-type="string" calcext:value-type="string" table:number-columns-spanned="4" table:number-rows-spanned="1">
            <text:p>RF</text:p>
          </table:table-cell>
          <table:covered-table-cell table:style-name="ce4"/>
          <table:covered-table-cell table:number-columns-repeated="2"/>
          <table:table-cell table:number-columns-repeated="996"/>
        </table:table-row>
        <table:table-row table:style-name="ro2">
          <table:table-cell table:number-columns-repeated="6"/>
          <table:table-cell table:style-name="ce1" office:value-type="string" calcext:value-type="string">
            <text:p>Freq (GHz)</text:p>
          </table:table-cell>
          <table:table-cell table:style-name="ce1" office:value-type="string" calcext:value-type="string">
            <text:p>Amplitude (dBm)</text:p>
          </table:table-cell>
          <table:table-cell office:value-type="string" calcext:value-type="string">
            <text:p><text:s/>amp=A (A*1dBm in volts)</text:p>
          </table:table-cell>
          <table:table-cell office:value-type="string" calcext:value-type="string">
            <text:p>amp(dBm)</text:p>
          </table:table-cell>
          <table:table-cell table:style-name="ce1" office:value-type="string" calcext:value-type="string">
            <text:p>Mean Vpp (mV)</text:p>
          </table:table-cell>
          <table:table-cell office:value-type="string" calcext:value-type="string">
            <text:p>Vpp (dBm 50R)</text:p>
          </table:table-cell>
          <table:table-cell/>
          <table:table-cell office:value-type="string" calcext:value-type="string">
            <text:p>awg square wave</text:p>
          </table:table-cell>
          <table:table-cell table:number-columns-repeated="7"/>
          <table:table-cell table:style-name="ce5" office:value-type="string" calcext:value-type="string">
            <text:p>Freq (GHz)</text:p>
          </table:table-cell>
          <table:table-cell table:style-name="ce4" office:value-type="string" calcext:value-type="string">
            <text:p><text:s/>amp=A (A*1dBm in volts)</text:p>
          </table:table-cell>
          <table:table-cell table:style-name="ce4" office:value-type="string" calcext:value-type="string">
            <text:p>amp(dBm)</text:p>
          </table:table-cell>
          <table:table-cell table:style-name="ce5" office:value-type="string" calcext:value-type="string">
            <text:p>Mean Vpp (mV)</text:p>
          </table:table-cell>
          <table:table-cell table:style-name="ce4" office:value-type="string" calcext:value-type="string">
            <text:p>Vpp (dBm 50R)</text:p>
          </table:table-cell>
          <table:table-cell office:value-type="string" calcext:value-type="string">
            <text:p>Signal/leakage</text:p>
          </table:table-cell>
          <table:table-cell office:value-type="string" calcext:value-type="string">
            <text:p>Signal/Leakage dB</text:p>
          </table:table-cell>
          <table:table-cell/>
          <table:table-cell office:value-type="string" calcext:value-type="string">
            <text:p>amp I</text:p>
          </table:table-cell>
          <table:table-cell office:value-type="string" calcext:value-type="string">
            <text:p>amp Q</text:p>
          </table:table-cell>
          <table:table-cell office:value-type="string" calcext:value-type="string">
            <text:p>expected phase(º)</text:p>
          </table:table-cell>
          <table:table-cell office:value-type="string" calcext:value-type="string">
            <text:p>phase(º)</text:p>
          </table:table-cell>
          <table:table-cell office:value-type="string" calcext:value-type="string">
            <text:p>dif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]*0.251)^2/50/0.001)" office:value-type="float" office:value="1.00377438626057" calcext:value-type="float">
            <text:p>1,0</text:p>
          </table:table-cell>
          <table:table-cell office:value-type="float" office:value="270" calcext:value-type="float">
            <text:p>270</text:p>
          </table:table-cell>
          <table:table-cell table:style-name="ce3" table:formula="of:=10*LOG10(([.K4]*0.001)^2/50/0.001)" office:value-type="float" office:value="1.63757523981956" calcext:value-type="float">
            <text:p>1,6</text:p>
          </table:table-cell>
          <table:table-cell/>
          <table:table-cell office:value-type="string" calcext:value-type="string">
            <text:p>amplitude variable</text:p>
          </table:table-cell>
          <table:table-cell office:value-type="string" calcext:value-type="string">
            <text:p>Vosc(mV)</text:p>
          </table:table-cell>
          <table:table-cell office:value-type="string" calcext:value-type="string">
            <text:p>Vosc(dBm)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10*LOG10(([.W4]*0.251)^2/50/0.001)" office:value-type="string" office:string-value="" calcext:value-type="error">
            <text:p>Erro:502</text:p>
          </table:table-cell>
          <table:table-cell table:style-name="ce4" office:value-type="float" office:value="61" calcext:value-type="float">
            <text:p>61</text:p>
          </table:table-cell>
          <table:table-cell table:style-name="ce6" table:formula="of:=10*LOG10(([.Y4]*0.001)^2/50/0.001)" office:value-type="float" office:value="-11.2831033431448" calcext:value-type="float">
            <text:p>-11,3</text:p>
          </table:table-cell>
          <table:table-cell table:style-name="ce7" table:formula="of:=[.Y4]/[.Y4]" office:value-type="float" office:value="1" calcext:value-type="float">
            <text:p>1,00</text:p>
          </table:table-cell>
          <table:table-cell table:style-name="ce7" table:formula="of:=10*LOG10([.AA4])" office:value-type="float" office:value="0" calcext:value-type="float">
            <text:p>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ATAN2([.AD4];[.AE4])*180/PI()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style-name="ce7" table:formula="of:=MOD(([.AG4]-[.AF4]);180)" office:value-type="float" office:value="10" calcext:value-type="float">
            <text:p>10,00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Leakage</text:p>
          </table:table-cell>
          <table:table-cell office:value-type="string" calcext:value-type="string">
            <text:p>Frf~Fl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]*0.251)^2/50/0.001)" office:value-type="float" office:value="1.00377438626057" calcext:value-type="float">
            <text:p>1,0</text:p>
          </table:table-cell>
          <table:table-cell office:value-type="float" office:value="300" calcext:value-type="float">
            <text:p>300</text:p>
          </table:table-cell>
          <table:table-cell table:style-name="ce3" table:formula="of:=10*LOG10(([.K5]*0.001)^2/50/0.001)" office:value-type="float" office:value="2.55272505103306" calcext:value-type="float">
            <text:p>2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  <table:table-cell table:style-name="ce3" table:formula="of:=10*LOG10(([.O5]*0.001)^2/50/0.001)" office:value-type="float" office:value="-18.3624247601804" calcext:value-type="float">
            <text:p>-18,4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" calcext:value-type="float">
            <text:p>0,05</text:p>
          </table:table-cell>
          <table:table-cell table:style-name="ce6" table:formula="of:=10*LOG10(([.W5]*0.251)^2/50/0.001)" office:value-type="float" office:value="-25.016825527019" calcext:value-type="float">
            <text:p>-25,0</text:p>
          </table:table-cell>
          <table:table-cell table:style-name="ce4" office:value-type="float" office:value="64" calcext:value-type="float">
            <text:p>64</text:p>
          </table:table-cell>
          <table:table-cell table:style-name="ce6" table:formula="of:=10*LOG10(([.Y5]*0.001)^2/50/0.001)" office:value-type="float" office:value="-10.8661005636824" calcext:value-type="float">
            <text:p>-10,9</text:p>
          </table:table-cell>
          <table:table-cell table:style-name="ce7" table:formula="of:=[.Y5]/[.Y4]" office:value-type="float" office:value="1.04918032786885" calcext:value-type="float">
            <text:p>1,05</text:p>
          </table:table-cell>
          <table:table-cell table:style-name="ce7" table:formula="of:=10*LOG10([.AA5])" office:value-type="float" office:value="0.208501389731202" calcext:value-type="float">
            <text:p>0,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ATAN2([.AD5];[.AE5])*180/PI()" office:value-type="float" office:value="90" calcext:value-type="float">
            <text:p>90,00</text:p>
          </table:table-cell>
          <table:table-cell office:value-type="float" office:value="100" calcext:value-type="float">
            <text:p>100</text:p>
          </table:table-cell>
          <table:table-cell table:style-name="ce7" table:formula="of:=MOD(([.AG5]-[.AF5]);180)" office:value-type="float" office:value="10" calcext:value-type="float">
            <text:p>10,00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 table:number-columns-spanned="2" table:number-rows-spanned="1">
            <text:p>LO</text:p>
          </table:table-cell>
          <table:covered-table-cell/>
          <table:table-cell table:style-name="ce1" office:value-type="string" calcext:value-type="string" table:number-columns-spanned="2" table:number-rows-spanned="1">
            <text:p>RF</text:p>
          </table:table-cell>
          <table:covered-table-cell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6]*0.251)^2/50/0.001)" office:value-type="float" office:value="1.00377438626057" calcext:value-type="float">
            <text:p>1,0</text:p>
          </table:table-cell>
          <table:table-cell office:value-type="float" office:value="322" calcext:value-type="float">
            <text:p>322</text:p>
          </table:table-cell>
          <table:table-cell table:style-name="ce3" table:formula="of:=10*LOG10(([.K6]*0.001)^2/50/0.001)" office:value-type="float" office:value="3.16741739055643" calcext:value-type="float">
            <text:p>3,2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4" calcext:value-type="float">
            <text:p>54</text:p>
          </table:table-cell>
          <table:table-cell table:style-name="ce3" table:formula="of:=10*LOG10(([.O6]*0.001)^2/50/0.001)" office:value-type="float" office:value="-12.3418248469008" calcext:value-type="float">
            <text:p>-12,3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10*LOG10(([.W6]*0.251)^2/50/0.001)" office:value-type="float" office:value="-18.9962256137394" calcext:value-type="float">
            <text:p>-19,0</text:p>
          </table:table-cell>
          <table:table-cell table:style-name="ce4" office:value-type="float" office:value="76" calcext:value-type="float">
            <text:p>76</text:p>
          </table:table-cell>
          <table:table-cell table:style-name="ce6" table:formula="of:=10*LOG10(([.Y6]*0.001)^2/50/0.001)" office:value-type="float" office:value="-9.37342819774436" calcext:value-type="float">
            <text:p>-9,4</text:p>
          </table:table-cell>
          <table:table-cell table:style-name="ce7" table:formula="of:=[.Y6]/[.Y4]" office:value-type="float" office:value="1.24590163934426" calcext:value-type="float">
            <text:p>1,25</text:p>
          </table:table-cell>
          <table:table-cell table:style-name="ce7" table:formula="of:=10*LOG10([.AA6])" office:value-type="float" office:value="0.954837572700243" calcext:value-type="float">
            <text:p>0,9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7" table:formula="of:=ATAN2([.AD6];[.AE6])*180/PI()" office:value-type="float" office:value="180" calcext:value-type="float">
            <text:p>180,00</text:p>
          </table:table-cell>
          <table:table-cell office:value-type="float" office:value="-170" calcext:value-type="float">
            <text:p>-170</text:p>
          </table:table-cell>
          <table:table-cell table:style-name="ce7" table:formula="of:=MOD(([.AG6]-[.AF6]);180)" office:value-type="float" office:value="10" calcext:value-type="float">
            <text:p>10,00</text:p>
          </table:table-cell>
          <table:table-cell table:number-columns-repeated="990"/>
        </table:table-row>
        <table:table-row table:style-name="ro2">
          <table:table-cell table:style-name="ce1" office:value-type="string" calcext:value-type="string">
            <text:p>Amplitude (dBm)</text:p>
          </table:table-cell>
          <table:table-cell table:style-name="ce1" office:value-type="string" calcext:value-type="string">
            <text:p>Freq (GHz)</text:p>
          </table:table-cell>
          <table:table-cell table:style-name="ce1" office:value-type="string" calcext:value-type="string">
            <text:p>Mean Vpp (mV)</text:p>
          </table:table-cell>
          <table:table-cell office:value-type="string" calcext:value-type="string">
            <text:p>Vpp (dBm 50R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7]*0.251)^2/50/0.001)" office:value-type="float" office:value="-5.01682552701905" calcext:value-type="float">
            <text:p>-5,0</text:p>
          </table:table-cell>
          <table:table-cell office:value-type="float" office:value="201" calcext:value-type="float">
            <text:p>201</text:p>
          </table:table-cell>
          <table:table-cell table:style-name="ce3" table:formula="of:=10*LOG10(([.K7]*0.001)^2/50/0.001)" office:value-type="float" office:value="-0.92577889495041" calcext:value-type="float">
            <text:p>-0,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82" calcext:value-type="float">
            <text:p>82</text:p>
          </table:table-cell>
          <table:table-cell table:style-name="ce3" table:formula="of:=10*LOG10(([.O7]*0.001)^2/50/0.001)" office:value-type="float" office:value="-8.71342299568585" calcext:value-type="float">
            <text:p>-8,7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15" calcext:value-type="float">
            <text:p>0,15</text:p>
          </table:table-cell>
          <table:table-cell table:style-name="ce6" table:formula="of:=10*LOG10(([.W7]*0.251)^2/50/0.001)" office:value-type="float" office:value="-15.4744004326258" calcext:value-type="float">
            <text:p>-15,5</text:p>
          </table:table-cell>
          <table:table-cell table:style-name="ce4" office:value-type="float" office:value="92" calcext:value-type="float">
            <text:p>92</text:p>
          </table:table-cell>
          <table:table-cell table:style-name="ce6" table:formula="of:=10*LOG10(([.Y7]*0.001)^2/50/0.001)" office:value-type="float" office:value="-7.71394349644908" calcext:value-type="float">
            <text:p>-7,7</text:p>
          </table:table-cell>
          <table:table-cell table:style-name="ce7" table:formula="of:=[.Y7]/[.Y4]" office:value-type="float" office:value="1.50819672131148" calcext:value-type="float">
            <text:p>1,51</text:p>
          </table:table-cell>
          <table:table-cell table:style-name="ce7" table:formula="of:=10*LOG10([.AA7])" office:value-type="float" office:value="1.78457992334788" calcext:value-type="float">
            <text:p>1,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7" table:formula="of:=ATAN2([.AD7];[.AE7])*180/PI()" office:value-type="float" office:value="-90" calcext:value-type="float">
            <text:p>-90,00</text:p>
          </table:table-cell>
          <table:table-cell office:value-type="float" office:value="-70" calcext:value-type="float">
            <text:p>-70</text:p>
          </table:table-cell>
          <table:table-cell table:style-name="ce7" table:formula="of:=MOD(([.AG7]-[.AF7]);180)" office:value-type="float" office:value="20" calcext:value-type="float">
            <text:p>20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1.4" calcext:value-type="float">
            <text:p>61,4</text:p>
          </table:table-cell>
          <table:table-cell table:style-name="ce3" table:formula="of:=10*LOG10(([.C8]*0.001)^2/50/0.001)" office:value-type="float" office:value="-11.2263326205368" calcext:value-type="float">
            <text:p>-11,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8]*0.251)^2/50/0.001)" office:value-type="float" office:value="1.00377438626057" calcext:value-type="float">
            <text:p>1,0</text:p>
          </table:table-cell>
          <table:table-cell office:value-type="float" office:value="332" calcext:value-type="float">
            <text:p>332</text:p>
          </table:table-cell>
          <table:table-cell table:style-name="ce3" table:formula="of:=10*LOG10(([.K8]*0.001)^2/50/0.001)" office:value-type="float" office:value="3.43306163072054" calcext:value-type="float">
            <text:p>3,4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102" calcext:value-type="float">
            <text:p>102</text:p>
          </table:table-cell>
          <table:table-cell table:style-name="ce3" table:formula="of:=10*LOG10(([.O8]*0.001)^2/50/0.001)" office:value-type="float" office:value="-6.81769660812184" calcext:value-type="float">
            <text:p>-6,8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2" calcext:value-type="float">
            <text:p>0,2</text:p>
          </table:table-cell>
          <table:table-cell table:style-name="ce6" table:formula="of:=10*LOG10(([.W8]*0.251)^2/50/0.001)" office:value-type="float" office:value="-12.9756257004598" calcext:value-type="float">
            <text:p>-13,0</text:p>
          </table:table-cell>
          <table:table-cell table:style-name="ce4" office:value-type="float" office:value="107" calcext:value-type="float">
            <text:p>107</text:p>
          </table:table-cell>
          <table:table-cell table:style-name="ce6" table:formula="of:=10*LOG10(([.Y8]*0.001)^2/50/0.001)" office:value-type="float" office:value="-6.402024489656" calcext:value-type="float">
            <text:p>-6,4</text:p>
          </table:table-cell>
          <table:table-cell table:style-name="ce7" table:formula="of:=[.Y8]/[.Y4]" office:value-type="float" office:value="1.75409836065574" calcext:value-type="float">
            <text:p>1,75</text:p>
          </table:table-cell>
          <table:table-cell table:style-name="ce7" table:formula="of:=10*LOG10([.AA8])" office:value-type="float" office:value="2.44053942674443" calcext:value-type="float">
            <text:p>2,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table:formula="of:=ATAN2([.AD8];[.AE8])*180/PI()" office:value-type="float" office:value="45" calcext:value-type="float">
            <text:p>45,00</text:p>
          </table:table-cell>
          <table:table-cell office:value-type="float" office:value="51" calcext:value-type="float">
            <text:p>51</text:p>
          </table:table-cell>
          <table:table-cell table:style-name="ce7" table:formula="of:=MOD(([.AG8]-[.AF8]);180)" office:value-type="float" office:value="6" calcext:value-type="float">
            <text:p>6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office:value-type="float" office:value="27" calcext:value-type="float">
            <text:p>27</text:p>
          </table:table-cell>
          <table:table-cell table:style-name="ce3" table:formula="of:=10*LOG10(([.C9]*0.001)^2/50/0.001)" office:value-type="float" office:value="-18.3624247601804" calcext:value-type="float">
            <text:p>-18,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9]*0.251)^2/50/0.001)" office:value-type="float" office:value="-5.01682552701905" calcext:value-type="float">
            <text:p>-5,0</text:p>
          </table:table-cell>
          <table:table-cell office:value-type="float" office:value="207" calcext:value-type="float">
            <text:p>207</text:p>
          </table:table-cell>
          <table:table-cell table:style-name="ce3" table:formula="of:=10*LOG10(([.K9]*0.001)^2/50/0.001)" office:value-type="float" office:value="-0.670293134221833" calcext:value-type="float">
            <text:p>-0,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34" calcext:value-type="float">
            <text:p>134</text:p>
          </table:table-cell>
          <table:table-cell table:style-name="ce3" table:formula="of:=10*LOG10(([.O9]*0.001)^2/50/0.001)" office:value-type="float" office:value="-4.44760407606404" calcext:value-type="float">
            <text:p>-4,4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4" calcext:value-type="float">
            <text:p>0,4</text:p>
          </table:table-cell>
          <table:table-cell table:style-name="ce6" table:formula="of:=10*LOG10(([.W9]*0.251)^2/50/0.001)" office:value-type="float" office:value="-6.95502578718018" calcext:value-type="float">
            <text:p>-7,0</text:p>
          </table:table-cell>
          <table:table-cell table:style-name="ce4" office:value-type="float" office:value="173" calcext:value-type="float">
            <text:p>173</text:p>
          </table:table-cell>
          <table:table-cell table:style-name="ce6" table:formula="of:=10*LOG10(([.Y9]*0.001)^2/50/0.001)" office:value-type="float" office:value="-2.22877798078428" calcext:value-type="float">
            <text:p>-2,2</text:p>
          </table:table-cell>
          <table:table-cell table:style-name="ce7" table:formula="of:=[.Y9]/[.Y4]" office:value-type="float" office:value="2.83606557377049" calcext:value-type="float">
            <text:p>2,84</text:p>
          </table:table-cell>
          <table:table-cell table:style-name="ce7" table:formula="of:=10*LOG10([.AA9])" office:value-type="float" office:value="4.52716268118028" calcext:value-type="float">
            <text:p>4,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7" table:formula="of:=ATAN2([.AD9];[.AE9])*180/PI()" office:value-type="float" office:value="-45" calcext:value-type="float">
            <text:p>-45,00</text:p>
          </table:table-cell>
          <table:table-cell office:value-type="float" office:value="-34" calcext:value-type="float">
            <text:p>-34</text:p>
          </table:table-cell>
          <table:table-cell table:style-name="ce7" table:formula="of:=MOD(([.AG9]-[.AF9]);180)" office:value-type="float" office:value="11" calcext:value-type="float">
            <text:p>11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4.7" calcext:value-type="float">
            <text:p>24,7</text:p>
          </table:table-cell>
          <table:table-cell table:style-name="ce3" table:formula="of:=10*LOG10(([.C10]*0.001)^2/50/0.001)" office:value-type="float" office:value="-19.1357609781669" calcext:value-type="float">
            <text:p>-19,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10]*0.251)^2/50/0.001)" office:value-type="float" office:value="1.00377438626057" calcext:value-type="float">
            <text:p>1,0</text:p>
          </table:table-cell>
          <table:table-cell office:value-type="float" office:value="361" calcext:value-type="float">
            <text:p>361</text:p>
          </table:table-cell>
          <table:table-cell table:style-name="ce3" table:formula="of:=10*LOG10(([.K10]*0.001)^2/50/0.001)" office:value-type="float" office:value="4.16044399475297" calcext:value-type="float">
            <text:p>4,2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162" calcext:value-type="float">
            <text:p>162</text:p>
          </table:table-cell>
          <table:table-cell table:style-name="ce3" table:formula="of:=10*LOG10(([.O10]*0.001)^2/50/0.001)" office:value-type="float" office:value="-2.79939975250757" calcext:value-type="float">
            <text:p>-2,8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6" calcext:value-type="float">
            <text:p>0,6</text:p>
          </table:table-cell>
          <table:table-cell table:style-name="ce6" table:formula="of:=10*LOG10(([.W10]*0.251)^2/50/0.001)" office:value-type="float" office:value="-3.43320060606655" calcext:value-type="float">
            <text:p>-3,4</text:p>
          </table:table-cell>
          <table:table-cell table:style-name="ce4" office:value-type="float" office:value="246" calcext:value-type="float">
            <text:p>246</text:p>
          </table:table-cell>
          <table:table-cell table:style-name="ce6" table:formula="of:=10*LOG10(([.Y10]*0.001)^2/50/0.001)" office:value-type="float" office:value="0.829002098707394" calcext:value-type="float">
            <text:p>0,8</text:p>
          </table:table-cell>
          <table:table-cell table:style-name="ce7" table:formula="of:=[.Y10]/[.Y4]" office:value-type="float" office:value="4.0327868852459" calcext:value-type="float">
            <text:p>4,03</text:p>
          </table:table-cell>
          <table:table-cell table:style-name="ce7" table:formula="of:=10*LOG10([.AA10])" office:value-type="float" office:value="6.05605272092612" calcext:value-type="float">
            <text:p>6,0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7" table:formula="of:=ATAN2([.AD10];[.AE10])*180/PI()" office:value-type="float" office:value="135" calcext:value-type="float">
            <text:p>135,00</text:p>
          </table:table-cell>
          <table:table-cell office:value-type="float" office:value="139" calcext:value-type="float">
            <text:p>139</text:p>
          </table:table-cell>
          <table:table-cell table:style-name="ce7" table:formula="of:=MOD(([.AG10]-[.AF10]);180)" office:value-type="float" office:value="4" calcext:value-type="float">
            <text:p>4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1" calcext:value-type="float">
            <text:p>11</text:p>
          </table:table-cell>
          <table:table-cell table:style-name="ce3" table:formula="of:=10*LOG10(([.C11]*0.001)^2/50/0.001)" office:value-type="float" office:value="-26.1618463401957" calcext:value-type="float">
            <text:p>-26,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11]*0.251)^2/50/0.001)" office:value-type="float" office:value="-5.01682552701905" calcext:value-type="float">
            <text:p>-5,0</text:p>
          </table:table-cell>
          <table:table-cell office:value-type="float" office:value="206" calcext:value-type="float">
            <text:p>206</text:p>
          </table:table-cell>
          <table:table-cell table:style-name="ce3" table:formula="of:=10*LOG10(([.K11]*0.001)^2/50/0.001)" office:value-type="float" office:value="-0.712355635977119" calcext:value-type="float">
            <text:p>-0,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90" calcext:value-type="float">
            <text:p>190</text:p>
          </table:table-cell>
          <table:table-cell table:style-name="ce3" table:formula="of:=10*LOG10(([.O11]*0.001)^2/50/0.001)" office:value-type="float" office:value="-1.41462802430361" calcext:value-type="float">
            <text:p>-1,4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8" calcext:value-type="float">
            <text:p>0,8</text:p>
          </table:table-cell>
          <table:table-cell table:style-name="ce6" table:formula="of:=10*LOG10(([.W11]*0.251)^2/50/0.001)" office:value-type="float" office:value="-0.934425873900553" calcext:value-type="float">
            <text:p>-0,9</text:p>
          </table:table-cell>
          <table:table-cell table:style-name="ce4" office:value-type="float" office:value="309" calcext:value-type="float">
            <text:p>309</text:p>
          </table:table-cell>
          <table:table-cell table:style-name="ce6" table:formula="of:=10*LOG10(([.Y11]*0.001)^2/50/0.001)" office:value-type="float" office:value="2.8094695451365" calcext:value-type="float">
            <text:p>2,8</text:p>
          </table:table-cell>
          <table:table-cell table:style-name="ce7" table:formula="of:=[.Y11]/[.Y4]" office:value-type="float" office:value="5.0655737704918" calcext:value-type="float">
            <text:p>5,07</text:p>
          </table:table-cell>
          <table:table-cell table:style-name="ce7" table:formula="of:=10*LOG10([.AA11])" office:value-type="float" office:value="7.04628644414068" calcext:value-type="float">
            <text:p>7,05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table:style-name="ce7" table:formula="of:=ATAN2([.AD11];[.AE11])*180/PI()" office:value-type="float" office:value="-135" calcext:value-type="float">
            <text:p>-135,00</text:p>
          </table:table-cell>
          <table:table-cell office:value-type="float" office:value="-123" calcext:value-type="float">
            <text:p>-123</text:p>
          </table:table-cell>
          <table:table-cell table:style-name="ce7" table:formula="of:=MOD(([.AG11]-[.AF11]);180)" office:value-type="float" office:value="12" calcext:value-type="float">
            <text:p>12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.9" calcext:value-type="float">
            <text:p>10,9</text:p>
          </table:table-cell>
          <table:table-cell table:style-name="ce3" table:formula="of:=10*LOG10(([.C12]*0.001)^2/50/0.001)" office:value-type="float" office:value="-26.2411700845477" calcext:value-type="float">
            <text:p>-26,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12]*0.251)^2/50/0.001)" office:value-type="float" office:value="1.00377438626057" calcext:value-type="float">
            <text:p>1,0</text:p>
          </table:table-cell>
          <table:table-cell office:value-type="float" office:value="380" calcext:value-type="float">
            <text:p>380</text:p>
          </table:table-cell>
          <table:table-cell table:style-name="ce3" table:formula="of:=10*LOG10(([.K12]*0.001)^2/50/0.001)" office:value-type="float" office:value="4.60597188897602" calcext:value-type="float">
            <text:p>4,6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211" calcext:value-type="float">
            <text:p>211</text:p>
          </table:table-cell>
          <table:table-cell table:style-name="ce3" table:formula="of:=10*LOG10(([.O12]*0.001)^2/50/0.001)" office:value-type="float" office:value="-0.504050937406335" calcext:value-type="float">
            <text:p>-0,5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0*LOG10(([.W12]*0.251)^2/50/0.001)" office:value-type="float" office:value="1.00377438626057" calcext:value-type="float">
            <text:p>1,0</text:p>
          </table:table-cell>
          <table:table-cell table:style-name="ce4" office:value-type="float" office:value="361" calcext:value-type="float">
            <text:p>361</text:p>
          </table:table-cell>
          <table:table-cell table:style-name="ce6" table:formula="of:=10*LOG10(([.Y12]*0.001)^2/50/0.001)" office:value-type="float" office:value="4.16044399475297" calcext:value-type="float">
            <text:p>4,2</text:p>
          </table:table-cell>
          <table:table-cell table:style-name="ce7" table:formula="of:=[.Y12]/[.Y4]" office:value-type="float" office:value="5.91803278688525" calcext:value-type="float">
            <text:p>5,92</text:p>
          </table:table-cell>
          <table:table-cell table:style-name="ce7" table:formula="of:=10*LOG10([.AA12])" office:value-type="float" office:value="7.72177366894891" calcext:value-type="float">
            <text:p>7,72</text:p>
          </table:table-cell>
          <table:table-cell/>
          <table:table-cell table:style-name="ce7" office:value-type="float" office:value="-0.5" calcext:value-type="float">
            <text:p>-0,50</text:p>
          </table:table-cell>
          <table:table-cell table:style-name="ce16" office:value-type="float" office:value="0.8660254" calcext:value-type="float">
            <text:p>0,866</text:p>
          </table:table-cell>
          <table:table-cell table:style-name="ce7" table:formula="of:=ATAN2([.AD12];[.AE12])*180/PI()" office:value-type="float" office:value="120.000000108416" calcext:value-type="float">
            <text:p>120,00</text:p>
          </table:table-cell>
          <table:table-cell office:value-type="float" office:value="122" calcext:value-type="float">
            <text:p>122</text:p>
          </table:table-cell>
          <table:table-cell table:style-name="ce7" table:formula="of:=MOD(([.AG12]-[.AF12]);180)" office:value-type="float" office:value="1.9999998915838" calcext:value-type="float">
            <text:p>2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table:style-name="ce3" table:formula="of:=10*LOG10(([.C13]*0.001)^2/50/0.001)" office:value-type="float" office:value="-26.1618463401957" calcext:value-type="float">
            <text:p>-26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13]*0.251)^2/50/0.001)" office:value-type="float" office:value="1.00377438626057" calcext:value-type="float">
            <text:p>1,0</text:p>
          </table:table-cell>
          <table:table-cell office:value-type="float" office:value="340" calcext:value-type="float">
            <text:p>340</text:p>
          </table:table-cell>
          <table:table-cell table:style-name="ce3" table:formula="of:=10*LOG10(([.K13]*0.001)^2/50/0.001)" office:value-type="float" office:value="3.63987829748491" calcext:value-type="float">
            <text:p>3,6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236" calcext:value-type="float">
            <text:p>236</text:p>
          </table:table-cell>
          <table:table-cell table:style-name="ce3" table:formula="of:=10*LOG10(([.O13]*0.001)^2/50/0.001)" office:value-type="float" office:value="0.468540016041944" calcext:value-type="float">
            <text:p>0,5</text:p>
          </table:table-cell>
          <table:table-cell table:number-columns-repeated="5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10*LOG10(([.W13]*0.251)^2/50/0.001)" office:value-type="string" office:string-value="" calcext:value-type="error">
            <text:p>Erro:502</text:p>
          </table:table-cell>
          <table:table-cell table:style-name="ce4" office:value-type="float" office:value="35" calcext:value-type="float">
            <text:p>35</text:p>
          </table:table-cell>
          <table:table-cell table:style-name="ce6" table:formula="of:=10*LOG10(([.Y13]*0.001)^2/50/0.001)" office:value-type="float" office:value="-16.1083391563547" calcext:value-type="float">
            <text:p>-16,1</text:p>
          </table:table-cell>
          <table:table-cell table:style-name="ce7" table:formula="of:=[.Y13]/[.Y13]" office:value-type="float" office:value="1" calcext:value-type="float">
            <text:p>1,00</text:p>
          </table:table-cell>
          <table:table-cell table:style-name="ce7" table:formula="of:=10*LOG10([.AA13])" office:value-type="float" office:value="0" calcext:value-type="float">
            <text:p>0,00</text:p>
          </table:table-cell>
          <table:table-cell/>
          <table:table-cell table:style-name="ce7" office:value-type="float" office:value="-0.5" calcext:value-type="float">
            <text:p>-0,50</text:p>
          </table:table-cell>
          <table:table-cell table:style-name="ce16" office:value-type="float" office:value="-0.8660254" calcext:value-type="float">
            <text:p>-0,866</text:p>
          </table:table-cell>
          <table:table-cell table:style-name="ce7" table:formula="of:=ATAN2([.AD13];[.AE13])*180/PI()" office:value-type="float" office:value="-120.000000108416" calcext:value-type="float">
            <text:p>-120,00</text:p>
          </table:table-cell>
          <table:table-cell office:value-type="float" office:value="-120" calcext:value-type="float">
            <text:p>-120</text:p>
          </table:table-cell>
          <table:table-cell table:style-name="ce7" table:formula="of:=MOD(([.AG13]-[.AF13]);180)" office:value-type="float" office:value="0.00000010841620223801" calcext:value-type="float">
            <text:p>0,00</text:p>
          </table:table-cell>
          <table:table-cell table:number-columns-repeated="99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.8" calcext:value-type="float">
            <text:p>6,8</text:p>
          </table:table-cell>
          <table:table-cell table:style-name="ce3" table:formula="of:=10*LOG10(([.C14]*0.001)^2/50/0.001)" office:value-type="float" office:value="-30.3395217892355" calcext:value-type="float">
            <text:p>-30,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14]*0.251)^2/50/0.001)" office:value-type="float" office:value="-8.62594681618168" calcext:value-type="float">
            <text:p>-8,6</text:p>
          </table:table-cell>
          <table:table-cell office:value-type="float" office:value="146" calcext:value-type="float">
            <text:p>146</text:p>
          </table:table-cell>
          <table:table-cell table:style-name="ce3" table:formula="of:=10*LOG10(([.K14]*0.001)^2/50/0.001)" office:value-type="float" office:value="-3.70264292767145" calcext:value-type="float">
            <text:p>-3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style-name="ce3" table:formula="of:=10*LOG10(([.O14]*0.001)^2/50/0.001)" office:value-type="float" office:value="1.57299583721559" calcext:value-type="float">
            <text:p>1,6</text:p>
          </table:table-cell>
          <table:table-cell table:number-columns-repeated="5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05" calcext:value-type="float">
            <text:p>0,05</text:p>
          </table:table-cell>
          <table:table-cell table:style-name="ce6" table:formula="of:=10*LOG10(([.W14]*0.251)^2/50/0.001)" office:value-type="float" office:value="-25.016825527019" calcext:value-type="float">
            <text:p>-25,0</text:p>
          </table:table-cell>
          <table:table-cell table:style-name="ce4" office:value-type="float" office:value="42" calcext:value-type="float">
            <text:p>42</text:p>
          </table:table-cell>
          <table:table-cell table:style-name="ce6" table:formula="of:=10*LOG10(([.Y14]*0.001)^2/50/0.001)" office:value-type="float" office:value="-14.5247142354022" calcext:value-type="float">
            <text:p>-14,5</text:p>
          </table:table-cell>
          <table:table-cell table:style-name="ce7" table:formula="of:=[.Y14]/[.Y13]" office:value-type="float" office:value="1.2" calcext:value-type="float">
            <text:p>1,20</text:p>
          </table:table-cell>
          <table:table-cell table:style-name="ce7" table:formula="of:=10*LOG10([.AA14])" office:value-type="float" office:value="0.791812460476248" calcext:value-type="float">
            <text:p>0,79</text:p>
          </table:table-cell>
          <table:table-cell/>
          <table:table-cell table:style-name="ce7"/>
          <table:table-cell table:style-name="ce16"/>
          <table:table-cell table:style-name="ce7"/>
          <table:table-cell table:number-columns-repeated="99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table:style-name="ce3" table:formula="of:=10*LOG10(([.C15]*0.001)^2/50/0.001)" office:value-type="float" office:value="-36.8867004769621" calcext:value-type="float">
            <text:p>-36,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15]*0.251)^2/50/0.001)" office:value-type="float" office:value="-2.4747295597229" calcext:value-type="float">
            <text:p>-2,5</text:p>
          </table:table-cell>
          <table:table-cell office:value-type="float" office:value="266" calcext:value-type="float">
            <text:p>266</text:p>
          </table:table-cell>
          <table:table-cell table:style-name="ce3" table:formula="of:=10*LOG10(([.K15]*0.001)^2/50/0.001)" office:value-type="float" office:value="1.50793268926115" calcext:value-type="float">
            <text:p>1,5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10*LOG10(([.W15]*0.251)^2/50/0.001)" office:value-type="float" office:value="-18.9962256137394" calcext:value-type="float">
            <text:p>-19,0</text:p>
          </table:table-cell>
          <table:table-cell table:style-name="ce4" office:value-type="float" office:value="55" calcext:value-type="float">
            <text:p>55</text:p>
          </table:table-cell>
          <table:table-cell table:style-name="ce6" table:formula="of:=10*LOG10(([.Y15]*0.001)^2/50/0.001)" office:value-type="float" office:value="-12.1824462534753" calcext:value-type="float">
            <text:p>-12,2</text:p>
          </table:table-cell>
          <table:table-cell table:style-name="ce7" table:formula="of:=[.Y15]/[.Y13]" office:value-type="float" office:value="1.57142857142857" calcext:value-type="float">
            <text:p>1,57</text:p>
          </table:table-cell>
          <table:table-cell table:style-name="ce7" table:formula="of:=10*LOG10([.AA15])" office:value-type="float" office:value="1.96294645143968" calcext:value-type="float">
            <text:p>1,96</text:p>
          </table:table-cell>
          <table:table-cell/>
          <table:table-cell table:style-name="ce7"/>
          <table:table-cell table:style-name="ce17"/>
          <table:table-cell table:style-name="ce7"/>
          <table:table-cell table:number-columns-repeated="99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.05" calcext:value-type="float">
            <text:p>1,05</text:p>
          </table:table-cell>
          <table:table-cell table:style-name="ce3" table:formula="of:=10*LOG10(([.C16]*0.001)^2/50/0.001)" office:value-type="float" office:value="-46.5659140619614" calcext:value-type="float">
            <text:p>-46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16]*0.251)^2/50/0.001)" office:value-type="float" office:value="1.00377438626057" calcext:value-type="float">
            <text:p>1,0</text:p>
          </table:table-cell>
          <table:table-cell office:value-type="float" office:value="350" calcext:value-type="float">
            <text:p>350</text:p>
          </table:table-cell>
          <table:table-cell table:style-name="ce3" table:formula="of:=10*LOG10(([.K16]*0.001)^2/50/0.001)" office:value-type="float" office:value="3.89166084364532" calcext:value-type="float">
            <text:p>3,9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15" calcext:value-type="float">
            <text:p>0,15</text:p>
          </table:table-cell>
          <table:table-cell table:style-name="ce6" table:formula="of:=10*LOG10(([.W16]*0.251)^2/50/0.001)" office:value-type="float" office:value="-15.4744004326258" calcext:value-type="float">
            <text:p>-15,5</text:p>
          </table:table-cell>
          <table:table-cell table:style-name="ce4" office:value-type="float" office:value="72" calcext:value-type="float">
            <text:p>72</text:p>
          </table:table-cell>
          <table:table-cell table:style-name="ce6" table:formula="of:=10*LOG10(([.Y16]*0.001)^2/50/0.001)" office:value-type="float" office:value="-9.84305011473482" calcext:value-type="float">
            <text:p>-9,8</text:p>
          </table:table-cell>
          <table:table-cell table:style-name="ce7" table:formula="of:=[.Y16]/[.Y13]" office:value-type="float" office:value="2.05714285714286" calcext:value-type="float">
            <text:p>2,06</text:p>
          </table:table-cell>
          <table:table-cell table:style-name="ce7" table:formula="of:=10*LOG10([.AA16])" office:value-type="float" office:value="3.13264452080993" calcext:value-type="float">
            <text:p>3,13</text:p>
          </table:table-cell>
          <table:table-cell/>
          <table:table-cell table:style-name="ce7" office:value-type="string" calcext:value-type="string">
            <text:p>https://markimicrowave.com/technical-resources/application-notes/advanced-calibration-iq-mixers/</text:p>
          </table:table-cell>
          <table:table-cell table:style-name="ce7" table:number-columns-repeated="2"/>
          <table:table-cell table:number-columns-repeated="992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3.3" calcext:value-type="float">
            <text:p>63,3</text:p>
          </table:table-cell>
          <table:table-cell table:style-name="ce3" table:formula="of:=10*LOG10(([.C17]*0.001)^2/50/0.001)" office:value-type="float" office:value="-10.9616258430131" calcext:value-type="float">
            <text:p>-11,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,5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17]*0.251)^2/50/0.001)" office:value-type="float" office:value="-8.62594681618168" calcext:value-type="float">
            <text:p>-8,6</text:p>
          </table:table-cell>
          <table:table-cell office:value-type="float" office:value="140" calcext:value-type="float">
            <text:p>140</text:p>
          </table:table-cell>
          <table:table-cell table:style-name="ce3" table:formula="of:=10*LOG10(([.K17]*0.001)^2/50/0.001)" office:value-type="float" office:value="-4.06713932979543" calcext:value-type="float">
            <text:p>-4,1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2" calcext:value-type="float">
            <text:p>0,2</text:p>
          </table:table-cell>
          <table:table-cell table:style-name="ce6" table:formula="of:=10*LOG10(([.W17]*0.251)^2/50/0.001)" office:value-type="float" office:value="-12.9756257004598" calcext:value-type="float">
            <text:p>-13,0</text:p>
          </table:table-cell>
          <table:table-cell table:style-name="ce4" office:value-type="float" office:value="89" calcext:value-type="float">
            <text:p>89</text:p>
          </table:table-cell>
          <table:table-cell table:style-name="ce6" table:formula="of:=10*LOG10(([.Y17]*0.001)^2/50/0.001)" office:value-type="float" office:value="-8.00189991046193" calcext:value-type="float">
            <text:p>-8,0</text:p>
          </table:table-cell>
          <table:table-cell table:style-name="ce7" table:formula="of:=[.Y17]/[.Y13]" office:value-type="float" office:value="2.54285714285714" calcext:value-type="float">
            <text:p>2,54</text:p>
          </table:table-cell>
          <table:table-cell table:style-name="ce7" table:formula="of:=10*LOG10([.AA17])" office:value-type="float" office:value="4.05321962294637" calcext:value-type="float">
            <text:p>4,05</text:p>
          </table:table-cell>
          <table:table-cell/>
          <table:table-cell table:style-name="ce7" office:value-type="string" calcext:value-type="string">
            <text:p>Upper side band calibration</text:p>
          </table:table-cell>
          <table:table-cell table:style-name="ce7"/>
          <table:table-cell table:style-name="ce7" office:value-type="string" calcext:value-type="string">
            <text:p>I,Q freq =100MHz</text:p>
          </table:table-cell>
          <table:table-cell office:value-type="string" calcext:value-type="string">
            <text:p>I,Q amp=1</text:p>
          </table:table-cell>
          <table:table-cell office:value-type="string" calcext:value-type="string">
            <text:p>LOamp=11dB com splitter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,1</text:p>
          </table:table-cell>
          <table:table-cell office:value-type="float" office:value="39" calcext:value-type="float">
            <text:p>39</text:p>
          </table:table-cell>
          <table:table-cell table:style-name="ce3" table:formula="of:=10*LOG10(([.C18]*0.001)^2/50/0.001)" office:value-type="float" office:value="-15.1684079028302" calcext:value-type="float">
            <text:p>-15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,5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18]*0.251)^2/50/0.001)" office:value-type="float" office:value="-2.4747295597229" calcext:value-type="float">
            <text:p>-2,5</text:p>
          </table:table-cell>
          <table:table-cell office:value-type="float" office:value="270" calcext:value-type="float">
            <text:p>270</text:p>
          </table:table-cell>
          <table:table-cell table:style-name="ce3" table:formula="of:=10*LOG10(([.K18]*0.001)^2/50/0.001)" office:value-type="float" office:value="1.63757523981956" calcext:value-type="float">
            <text:p>1,6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4" calcext:value-type="float">
            <text:p>0,4</text:p>
          </table:table-cell>
          <table:table-cell table:style-name="ce6" table:formula="of:=10*LOG10(([.W18]*0.251)^2/50/0.001)" office:value-type="float" office:value="-6.95502578718018" calcext:value-type="float">
            <text:p>-7,0</text:p>
          </table:table-cell>
          <table:table-cell table:style-name="ce4" office:value-type="float" office:value="161" calcext:value-type="float">
            <text:p>161</text:p>
          </table:table-cell>
          <table:table-cell table:style-name="ce6" table:formula="of:=10*LOG10(([.Y18]*0.001)^2/50/0.001)" office:value-type="float" office:value="-2.85318252272319" calcext:value-type="float">
            <text:p>-2,9</text:p>
          </table:table-cell>
          <table:table-cell table:style-name="ce7" table:formula="of:=[.Y18]/[.Y13]" office:value-type="float" office:value="4.6" calcext:value-type="float">
            <text:p>4,60</text:p>
          </table:table-cell>
          <table:table-cell table:style-name="ce7" table:formula="of:=10*LOG10([.AA18])" office:value-type="float" office:value="6.62757831681574" calcext:value-type="float">
            <text:p>6,63</text:p>
          </table:table-cell>
          <table:table-cell/>
          <table:table-cell table:style-name="ce7" office:value-type="string" calcext:value-type="string">
            <text:p>LO freq</text:p>
          </table:table-cell>
          <table:table-cell table:style-name="ce7" office:value-type="string" calcext:value-type="string">
            <text:p>I side band amp</text:p>
          </table:table-cell>
          <table:table-cell table:style-name="ce7" office:value-type="string" calcext:value-type="string">
            <text:p>Q side band amp</text:p>
          </table:table-cell>
          <table:table-cell office:value-type="string" calcext:value-type="string">
            <text:p>dif (I-Q) in dB</text:p>
          </table:table-cell>
          <table:table-cell office:value-type="string" calcext:value-type="string">
            <text:p>&gt;0 =&gt; att no I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office:value-type="float" office:value="36" calcext:value-type="float">
            <text:p>36</text:p>
          </table:table-cell>
          <table:table-cell table:style-name="ce3" table:formula="of:=10*LOG10(([.C19]*0.001)^2/50/0.001)" office:value-type="float" office:value="-15.8636500280144" calcext:value-type="float">
            <text:p>-15,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19]*0.251)^2/50/0.001)" office:value-type="float" office:value="1.00377438626057" calcext:value-type="float">
            <text:p>1,0</text:p>
          </table:table-cell>
          <table:table-cell office:value-type="float" office:value="368" calcext:value-type="float">
            <text:p>368</text:p>
          </table:table-cell>
          <table:table-cell table:style-name="ce3" table:formula="of:=10*LOG10(([.K19]*0.001)^2/50/0.001)" office:value-type="float" office:value="4.32725633011016" calcext:value-type="float">
            <text:p>4,3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6" calcext:value-type="float">
            <text:p>0,6</text:p>
          </table:table-cell>
          <table:table-cell table:style-name="ce6" table:formula="of:=10*LOG10(([.W19]*0.251)^2/50/0.001)" office:value-type="float" office:value="-3.43320060606655" calcext:value-type="float">
            <text:p>-3,4</text:p>
          </table:table-cell>
          <table:table-cell table:style-name="ce4" office:value-type="float" office:value="236" calcext:value-type="float">
            <text:p>236</text:p>
          </table:table-cell>
          <table:table-cell table:style-name="ce6" table:formula="of:=10*LOG10(([.Y19]*0.001)^2/50/0.001)" office:value-type="float" office:value="0.468540016041944" calcext:value-type="float">
            <text:p>0,5</text:p>
          </table:table-cell>
          <table:table-cell table:style-name="ce7" table:formula="of:=[.Y19]/[.Y13]" office:value-type="float" office:value="6.74285714285714" calcext:value-type="float">
            <text:p>6,74</text:p>
          </table:table-cell>
          <table:table-cell table:style-name="ce7" table:formula="of:=10*LOG10([.AA19])" office:value-type="float" office:value="8.28843958619831" calcext:value-type="float">
            <text:p>8,29</text:p>
          </table:table-cell>
          <table:table-cell/>
          <table:table-cell table:style-name="ce7" office:value-type="float" office:value="3" calcext:value-type="float">
            <text:p>3,00</text:p>
          </table:table-cell>
          <table:table-cell table:style-name="ce7" office:value-type="float" office:value="-17.17" calcext:value-type="float">
            <text:p>-17,17</text:p>
          </table:table-cell>
          <table:table-cell table:style-name="ce7" office:value-type="float" office:value="-17.22" calcext:value-type="float">
            <text:p>-17,22</text:p>
          </table:table-cell>
          <table:table-cell table:formula="of:=[.AE19]-[.AF19]" office:value-type="float" office:value="0.0499999999999972" calcext:value-type="float">
            <text:p>0,0499999999999972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office:value-type="float" office:value="33.5" calcext:value-type="float">
            <text:p>33,5</text:p>
          </table:table-cell>
          <table:table-cell table:style-name="ce3" table:formula="of:=10*LOG10(([.C20]*0.001)^2/50/0.001)" office:value-type="float" office:value="-16.4888039026233" calcext:value-type="float">
            <text:p>-16,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20]*0.251)^2/50/0.001)" office:value-type="float" office:value="-8.62594681618168" calcext:value-type="float">
            <text:p>-8,6</text:p>
          </table:table-cell>
          <table:table-cell office:value-type="float" office:value="148" calcext:value-type="float">
            <text:p>148</text:p>
          </table:table-cell>
          <table:table-cell table:style-name="ce3" table:formula="of:=10*LOG10(([.K20]*0.001)^2/50/0.001)" office:value-type="float" office:value="-3.58446573546104" calcext:value-type="float">
            <text:p>-3,6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0.8" calcext:value-type="float">
            <text:p>0,8</text:p>
          </table:table-cell>
          <table:table-cell table:style-name="ce6" table:formula="of:=10*LOG10(([.W20]*0.251)^2/50/0.001)" office:value-type="float" office:value="-0.934425873900553" calcext:value-type="float">
            <text:p>-0,9</text:p>
          </table:table-cell>
          <table:table-cell table:style-name="ce4" office:value-type="float" office:value="298" calcext:value-type="float">
            <text:p>298</text:p>
          </table:table-cell>
          <table:table-cell table:style-name="ce6" table:formula="of:=10*LOG10(([.Y20]*0.001)^2/50/0.001)" office:value-type="float" office:value="2.49462523816492" calcext:value-type="float">
            <text:p>2,5</text:p>
          </table:table-cell>
          <table:table-cell table:style-name="ce7" table:formula="of:=[.Y20]/[.Y13]" office:value-type="float" office:value="8.51428571428571" calcext:value-type="float">
            <text:p>8,51</text:p>
          </table:table-cell>
          <table:table-cell table:style-name="ce7" table:formula="of:=10*LOG10([.AA20])" office:value-type="float" office:value="9.3014821972598" calcext:value-type="float">
            <text:p>9,30</text:p>
          </table:table-cell>
          <table:table-cell/>
          <table:table-cell office:value-type="float" office:value="3.5" calcext:value-type="float">
            <text:p>3,5</text:p>
          </table:table-cell>
          <table:table-cell table:style-name="ce7" office:value-type="float" office:value="-17.13" calcext:value-type="float">
            <text:p>-17,13</text:p>
          </table:table-cell>
          <table:table-cell table:style-name="ce7" office:value-type="float" office:value="-17.2" calcext:value-type="float">
            <text:p>-17,20</text:p>
          </table:table-cell>
          <table:table-cell table:formula="of:=[.AE20]-[.AF20]" office:value-type="float" office:value="0.0700000000000003" calcext:value-type="float">
            <text:p>0,0700000000000003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office:value-type="float" office:value="33.5" calcext:value-type="float">
            <text:p>33,5</text:p>
          </table:table-cell>
          <table:table-cell table:style-name="ce3" table:formula="of:=10*LOG10(([.C21]*0.001)^2/50/0.001)" office:value-type="float" office:value="-16.4888039026233" calcext:value-type="float">
            <text:p>-16,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21]*0.251)^2/50/0.001)" office:value-type="float" office:value="-2.4747295597229" calcext:value-type="float">
            <text:p>-2,5</text:p>
          </table:table-cell>
          <table:table-cell office:value-type="float" office:value="270" calcext:value-type="float">
            <text:p>270</text:p>
          </table:table-cell>
          <table:table-cell table:style-name="ce3" table:formula="of:=10*LOG10(([.K21]*0.001)^2/50/0.001)" office:value-type="float" office:value="1.63757523981956" calcext:value-type="float">
            <text:p>1,6</text:p>
          </table:table-cell>
          <table:table-cell table:number-columns-repeated="9"/>
          <table:table-cell table:style-name="ce4" office:value-type="float" office:value="3.33" calcext:value-type="float">
            <text:p>3,33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0*LOG10(([.W21]*0.251)^2/50/0.001)" office:value-type="float" office:value="1.00377438626057" calcext:value-type="float">
            <text:p>1,0</text:p>
          </table:table-cell>
          <table:table-cell table:style-name="ce4" office:value-type="float" office:value="348" calcext:value-type="float">
            <text:p>348</text:p>
          </table:table-cell>
          <table:table-cell table:style-name="ce6" table:formula="of:=10*LOG10(([.Y21]*0.001)^2/50/0.001)" office:value-type="float" office:value="3.84188483557143" calcext:value-type="float">
            <text:p>3,8</text:p>
          </table:table-cell>
          <table:table-cell table:style-name="ce7" table:formula="of:=[.Y21]/[.Y13]" office:value-type="float" office:value="9.94285714285714" calcext:value-type="float">
            <text:p>9,94</text:p>
          </table:table-cell>
          <table:table-cell table:style-name="ce7" table:formula="of:=10*LOG10([.AA21])" office:value-type="float" office:value="9.97511199596305" calcext:value-type="float">
            <text:p>9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5.47" calcext:value-type="float">
            <text:p>-15,47</text:p>
          </table:table-cell>
          <table:table-cell office:value-type="float" office:value="-15.93" calcext:value-type="float">
            <text:p>-15,93</text:p>
          </table:table-cell>
          <table:table-cell table:formula="of:=[.AE21]-[.AF21]" office:value-type="float" office:value="0.459999999999999" calcext:value-type="float">
            <text:p>0,459999999999999</text:p>
          </table:table-cell>
          <table:table-cell table:number-columns-repeated="99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office:value-type="float" office:value="31" calcext:value-type="float">
            <text:p>31</text:p>
          </table:table-cell>
          <table:table-cell table:style-name="ce3" table:formula="of:=10*LOG10(([.C22]*0.001)^2/50/0.001)" office:value-type="float" office:value="-17.1624661666747" calcext:value-type="float">
            <text:p>-17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22]*0.251)^2/50/0.001)" office:value-type="float" office:value="1.00377438626057" calcext:value-type="float">
            <text:p>1,0</text:p>
          </table:table-cell>
          <table:table-cell office:value-type="float" office:value="370" calcext:value-type="float">
            <text:p>370</text:p>
          </table:table-cell>
          <table:table-cell table:style-name="ce3" table:formula="of:=10*LOG10(([.K22]*0.001)^2/50/0.001)" office:value-type="float" office:value="4.37433443797971" calcext:value-type="float">
            <text:p>4,4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10*LOG10(([.W22]*0.251)^2/50/0.001)" office:value-type="string" office:string-value="" calcext:value-type="error">
            <text:p>Erro:502</text:p>
          </table:table-cell>
          <table:table-cell table:style-name="ce4" office:value-type="float" office:value="28.5" calcext:value-type="float">
            <text:p>28,5</text:p>
          </table:table-cell>
          <table:table-cell table:style-name="ce6" table:formula="of:=10*LOG10(([.Y22]*0.001)^2/50/0.001)" office:value-type="float" office:value="-17.89280284319" calcext:value-type="float">
            <text:p>-17,9</text:p>
          </table:table-cell>
          <table:table-cell table:style-name="ce7" table:formula="of:=[.Y22]/[.Y22]" office:value-type="float" office:value="1" calcext:value-type="float">
            <text:p>1,00</text:p>
          </table:table-cell>
          <table:table-cell table:style-name="ce7" table:formula="of:=10*LOG10([.AA22])" office:value-type="float" office:value="0" calcext:value-type="float">
            <text:p>0,00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-13.89" calcext:value-type="float">
            <text:p>-13,89</text:p>
          </table:table-cell>
          <table:table-cell office:value-type="float" office:value="-14.44" calcext:value-type="float">
            <text:p>-14,44</text:p>
          </table:table-cell>
          <table:table-cell table:formula="of:=[.AE22]-[.AF22]" office:value-type="float" office:value="0.549999999999999" calcext:value-type="float">
            <text:p>0,549999999999999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,6</text:p>
          </table:table-cell>
          <table:table-cell office:value-type="float" office:value="30" calcext:value-type="float">
            <text:p>30</text:p>
          </table:table-cell>
          <table:table-cell table:style-name="ce3" table:formula="of:=10*LOG10(([.C23]*0.001)^2/50/0.001)" office:value-type="float" office:value="-17.4472749489669" calcext:value-type="float">
            <text:p>-17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23]*0.251)^2/50/0.001)" office:value-type="float" office:value="1.00377438626057" calcext:value-type="float">
            <text:p>1,0</text:p>
          </table:table-cell>
          <table:table-cell office:value-type="float" office:value="333" calcext:value-type="float">
            <text:p>333</text:p>
          </table:table-cell>
          <table:table-cell table:style-name="ce3" table:formula="of:=10*LOG10(([.K23]*0.001)^2/50/0.001)" office:value-type="float" office:value="3.45918462676621" calcext:value-type="float">
            <text:p>3,5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05" calcext:value-type="float">
            <text:p>0,05</text:p>
          </table:table-cell>
          <table:table-cell table:style-name="ce6" table:formula="of:=10*LOG10(([.W23]*0.251)^2/50/0.001)" office:value-type="float" office:value="-25.016825527019" calcext:value-type="float">
            <text:p>-25,0</text:p>
          </table:table-cell>
          <table:table-cell table:style-name="ce4" office:value-type="float" office:value="38" calcext:value-type="float">
            <text:p>38</text:p>
          </table:table-cell>
          <table:table-cell table:style-name="ce6" table:formula="of:=10*LOG10(([.Y23]*0.001)^2/50/0.001)" office:value-type="float" office:value="-15.394028111024" calcext:value-type="float">
            <text:p>-15,4</text:p>
          </table:table-cell>
          <table:table-cell table:style-name="ce7" table:formula="of:=[.Y23]/[.Y22]" office:value-type="float" office:value="1.33333333333333" calcext:value-type="float">
            <text:p>1,33</text:p>
          </table:table-cell>
          <table:table-cell table:style-name="ce7" table:formula="of:=10*LOG10([.AA23])" office:value-type="float" office:value="1.249387366083" calcext:value-type="float">
            <text:p>1,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3.55" calcext:value-type="float">
            <text:p>-13,55</text:p>
          </table:table-cell>
          <table:table-cell office:value-type="float" office:value="-13.81" calcext:value-type="float">
            <text:p>-13,81</text:p>
          </table:table-cell>
          <table:table-cell table:formula="of:=[.AE23]-[.AF23]" office:value-type="float" office:value="0.26" calcext:value-type="float">
            <text:p>0,26</text:p>
          </table:table-cell>
          <table:table-cell table:number-columns-repeated="99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office:value-type="float" office:value="28" calcext:value-type="float">
            <text:p>28</text:p>
          </table:table-cell>
          <table:table-cell table:style-name="ce3" table:formula="of:=10*LOG10(([.C24]*0.001)^2/50/0.001)" office:value-type="float" office:value="-18.0465394165158" calcext:value-type="float">
            <text:p>-18,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24]*0.251)^2/50/0.001)" office:value-type="float" office:value="-8.62594681618168" calcext:value-type="float">
            <text:p>-8,6</text:p>
          </table:table-cell>
          <table:table-cell office:value-type="float" office:value="140" calcext:value-type="float">
            <text:p>140</text:p>
          </table:table-cell>
          <table:table-cell table:style-name="ce3" table:formula="of:=10*LOG10(([.K24]*0.001)^2/50/0.001)" office:value-type="float" office:value="-4.06713932979543" calcext:value-type="float">
            <text:p>-4,1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10*LOG10(([.W24]*0.251)^2/50/0.001)" office:value-type="float" office:value="-18.9962256137394" calcext:value-type="float">
            <text:p>-19,0</text:p>
          </table:table-cell>
          <table:table-cell table:style-name="ce4" office:value-type="float" office:value="53" calcext:value-type="float">
            <text:p>53</text:p>
          </table:table-cell>
          <table:table-cell table:style-name="ce6" table:formula="of:=10*LOG10(([.Y24]*0.001)^2/50/0.001)" office:value-type="float" office:value="-12.5041826513444" calcext:value-type="float">
            <text:p>-12,5</text:p>
          </table:table-cell>
          <table:table-cell table:style-name="ce7" table:formula="of:=[.Y24]/[.Y22]" office:value-type="float" office:value="1.85964912280702" calcext:value-type="float">
            <text:p>1,86</text:p>
          </table:table-cell>
          <table:table-cell table:style-name="ce7" table:formula="of:=10*LOG10([.AA24])" office:value-type="float" office:value="2.69431009592279" calcext:value-type="float">
            <text:p>2,69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-13.76" calcext:value-type="float">
            <text:p>-13,76</text:p>
          </table:table-cell>
          <table:table-cell office:value-type="float" office:value="-14.06" calcext:value-type="float">
            <text:p>-14,06</text:p>
          </table:table-cell>
          <table:table-cell table:formula="of:=[.AE24]-[.AF24]" office:value-type="float" office:value="0.300000000000001" calcext:value-type="float">
            <text:p>0,300000000000001</text:p>
          </table:table-cell>
          <table:table-cell table:number-columns-repeated="99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,8</text:p>
          </table:table-cell>
          <table:table-cell office:value-type="float" office:value="25" calcext:value-type="float">
            <text:p>25</text:p>
          </table:table-cell>
          <table:table-cell table:style-name="ce3" table:formula="of:=10*LOG10(([.C25]*0.001)^2/50/0.001)" office:value-type="float" office:value="-19.0308998699194" calcext:value-type="float">
            <text:p>-19,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25]*0.251)^2/50/0.001)" office:value-type="float" office:value="-5.01682552701905" calcext:value-type="float">
            <text:p>-5,0</text:p>
          </table:table-cell>
          <table:table-cell office:value-type="float" office:value="190" calcext:value-type="float">
            <text:p>190</text:p>
          </table:table-cell>
          <table:table-cell table:style-name="ce3" table:formula="of:=10*LOG10(([.K25]*0.001)^2/50/0.001)" office:value-type="float" office:value="-1.41462802430361" calcext:value-type="float">
            <text:p>-1,4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15" calcext:value-type="float">
            <text:p>0,15</text:p>
          </table:table-cell>
          <table:table-cell table:style-name="ce6" table:formula="of:=10*LOG10(([.W25]*0.251)^2/50/0.001)" office:value-type="float" office:value="-15.4744004326258" calcext:value-type="float">
            <text:p>-15,5</text:p>
          </table:table-cell>
          <table:table-cell table:style-name="ce4" office:value-type="float" office:value="71" calcext:value-type="float">
            <text:p>71</text:p>
          </table:table-cell>
          <table:table-cell table:style-name="ce6" table:formula="of:=10*LOG10(([.Y25]*0.001)^2/50/0.001)" office:value-type="float" office:value="-9.96453306897868" calcext:value-type="float">
            <text:p>-10,0</text:p>
          </table:table-cell>
          <table:table-cell table:style-name="ce7" table:formula="of:=[.Y25]/[.Y22]" office:value-type="float" office:value="2.49122807017544" calcext:value-type="float">
            <text:p>2,49</text:p>
          </table:table-cell>
          <table:table-cell table:style-name="ce7" table:formula="of:=10*LOG10([.AA25])" office:value-type="float" office:value="3.96413488710565" calcext:value-type="float">
            <text:p>3,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4.77" calcext:value-type="float">
            <text:p>-14,77</text:p>
          </table:table-cell>
          <table:table-cell office:value-type="float" office:value="-15.3" calcext:value-type="float">
            <text:p>-15,3</text:p>
          </table:table-cell>
          <table:table-cell table:formula="of:=[.AE25]-[.AF25]" office:value-type="float" office:value="0.530000000000001" calcext:value-type="float">
            <text:p>0,530000000000001</text:p>
          </table:table-cell>
          <table:table-cell table:number-columns-repeated="99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,9</text:p>
          </table:table-cell>
          <table:table-cell office:value-type="float" office:value="23" calcext:value-type="float">
            <text:p>23</text:p>
          </table:table-cell>
          <table:table-cell table:style-name="ce3" table:formula="of:=10*LOG10(([.C26]*0.001)^2/50/0.001)" office:value-type="float" office:value="-19.7551433230083" calcext:value-type="float">
            <text:p>-19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26]*0.251)^2/50/0.001)" office:value-type="float" office:value="-2.4747295597229" calcext:value-type="float">
            <text:p>-2,5</text:p>
          </table:table-cell>
          <table:table-cell office:value-type="float" office:value="262" calcext:value-type="float">
            <text:p>262</text:p>
          </table:table-cell>
          <table:table-cell table:style-name="ce3" table:formula="of:=10*LOG10(([.K26]*0.001)^2/50/0.001)" office:value-type="float" office:value="1.37632578303472" calcext:value-type="float">
            <text:p>1,4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2" calcext:value-type="float">
            <text:p>0,2</text:p>
          </table:table-cell>
          <table:table-cell table:style-name="ce6" table:formula="of:=10*LOG10(([.W26]*0.251)^2/50/0.001)" office:value-type="float" office:value="-12.9756257004598" calcext:value-type="float">
            <text:p>-13,0</text:p>
          </table:table-cell>
          <table:table-cell table:style-name="ce4" office:value-type="float" office:value="88.7" calcext:value-type="float">
            <text:p>88,7</text:p>
          </table:table-cell>
          <table:table-cell table:style-name="ce6" table:formula="of:=10*LOG10(([.Y26]*0.001)^2/50/0.001)" office:value-type="float" office:value="-8.03122764672566" calcext:value-type="float">
            <text:p>-8,0</text:p>
          </table:table-cell>
          <table:table-cell table:style-name="ce7" table:formula="of:=[.Y26]/[.Y22]" office:value-type="float" office:value="3.11228070175439" calcext:value-type="float">
            <text:p>3,11</text:p>
          </table:table-cell>
          <table:table-cell table:style-name="ce7" table:formula="of:=10*LOG10([.AA26])" office:value-type="float" office:value="4.93078759823216" calcext:value-type="float">
            <text:p>4,93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-15.65" calcext:value-type="float">
            <text:p>-15,65</text:p>
          </table:table-cell>
          <table:table-cell office:value-type="float" office:value="-17.06" calcext:value-type="float">
            <text:p>-17,06</text:p>
          </table:table-cell>
          <table:table-cell table:formula="of:=[.AE26]-[.AF26]" office:value-type="float" office:value="1.41" calcext:value-type="float">
            <text:p>1,41</text:p>
          </table:table-cell>
          <table:table-cell table:number-columns-repeated="991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3" table:formula="of:=10*LOG10(([.C27]*0.001)^2/50/0.001)" office:value-type="float" office:value="-20.5453141486818" calcext:value-type="float">
            <text:p>-2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27]*0.251)^2/50/0.001)" office:value-type="float" office:value="1.00377438626057" calcext:value-type="float">
            <text:p>1,0</text:p>
          </table:table-cell>
          <table:table-cell office:value-type="float" office:value="323" calcext:value-type="float">
            <text:p>323</text:p>
          </table:table-cell>
          <table:table-cell table:style-name="ce3" table:formula="of:=10*LOG10(([.K27]*0.001)^2/50/0.001)" office:value-type="float" office:value="3.19435040326187" calcext:value-type="float">
            <text:p>3,2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4" calcext:value-type="float">
            <text:p>0,4</text:p>
          </table:table-cell>
          <table:table-cell table:style-name="ce6" table:formula="of:=10*LOG10(([.W27]*0.251)^2/50/0.001)" office:value-type="float" office:value="-6.95502578718018" calcext:value-type="float">
            <text:p>-7,0</text:p>
          </table:table-cell>
          <table:table-cell table:style-name="ce4" office:value-type="float" office:value="161" calcext:value-type="float">
            <text:p>161</text:p>
          </table:table-cell>
          <table:table-cell table:style-name="ce6" table:formula="of:=10*LOG10(([.Y27]*0.001)^2/50/0.001)" office:value-type="float" office:value="-2.85318252272319" calcext:value-type="float">
            <text:p>-2,9</text:p>
          </table:table-cell>
          <table:table-cell table:style-name="ce7" table:formula="of:=[.Y27]/[.Y22]" office:value-type="float" office:value="5.64912280701754" calcext:value-type="float">
            <text:p>5,65</text:p>
          </table:table-cell>
          <table:table-cell table:style-name="ce7" table:formula="of:=10*LOG10([.AA27])" office:value-type="float" office:value="7.51981016023339" calcext:value-type="float">
            <text:p>7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7.16" calcext:value-type="float">
            <text:p>-17,16</text:p>
          </table:table-cell>
          <table:table-cell office:value-type="float" office:value="-20" calcext:value-type="float">
            <text:p>-20</text:p>
          </table:table-cell>
          <table:table-cell table:formula="of:=[.AE27]-[.AF27]" office:value-type="float" office:value="2.84" calcext:value-type="float">
            <text:p>2,84</text:p>
          </table:table-cell>
          <table:table-cell table:number-columns-repeated="991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office:value-type="float" office:value="4.5" calcext:value-type="float">
            <text:p>4,5</text:p>
          </table:table-cell>
          <table:table-cell office:value-type="float" office:value="11" calcext:value-type="float">
            <text:p>11</text:p>
          </table:table-cell>
          <table:table-cell table:style-name="ce3" table:formula="of:=10*LOG10(([.C28]*0.001)^2/50/0.001)" office:value-type="float" office:value="-26.1618463401957" calcext:value-type="float">
            <text:p>-26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28]*0.251)^2/50/0.001)" office:value-type="float" office:value="-8.62594681618168" calcext:value-type="float">
            <text:p>-8,6</text:p>
          </table:table-cell>
          <table:table-cell office:value-type="float" office:value="144" calcext:value-type="float">
            <text:p>144</text:p>
          </table:table-cell>
          <table:table-cell table:style-name="ce3" table:formula="of:=10*LOG10(([.K28]*0.001)^2/50/0.001)" office:value-type="float" office:value="-3.82245020145519" calcext:value-type="float">
            <text:p>-3,8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6" calcext:value-type="float">
            <text:p>0,6</text:p>
          </table:table-cell>
          <table:table-cell table:style-name="ce6" table:formula="of:=10*LOG10(([.W28]*0.251)^2/50/0.001)" office:value-type="float" office:value="-3.43320060606655" calcext:value-type="float">
            <text:p>-3,4</text:p>
          </table:table-cell>
          <table:table-cell table:style-name="ce4" office:value-type="float" office:value="237" calcext:value-type="float">
            <text:p>237</text:p>
          </table:table-cell>
          <table:table-cell table:style-name="ce6" table:formula="of:=10*LOG10(([.Y28]*0.001)^2/50/0.001)" office:value-type="float" office:value="0.50526687684189" calcext:value-type="float">
            <text:p>0,5</text:p>
          </table:table-cell>
          <table:table-cell table:style-name="ce7" table:formula="of:=[.Y28]/[.Y22]" office:value-type="float" office:value="8.31578947368421" calcext:value-type="float">
            <text:p>8,32</text:p>
          </table:table-cell>
          <table:table-cell table:style-name="ce7" table:formula="of:=10*LOG10([.AA28])" office:value-type="float" office:value="9.19903486001594" calcext:value-type="float">
            <text:p>9,20</text:p>
          </table:table-cell>
          <table:table-cell table:number-columns-repeated="99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.36" calcext:value-type="float">
            <text:p>11,36</text:p>
          </table:table-cell>
          <table:table-cell table:style-name="ce3" table:formula="of:=10*LOG10(([.C29]*0.001)^2/50/0.001)" office:value-type="float" office:value="-25.8821334158602" calcext:value-type="float">
            <text:p>-25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29]*0.251)^2/50/0.001)" office:value-type="float" office:value="-5.01682552701905" calcext:value-type="float">
            <text:p>-5,0</text:p>
          </table:table-cell>
          <table:table-cell office:value-type="float" office:value="200" calcext:value-type="float">
            <text:p>200</text:p>
          </table:table-cell>
          <table:table-cell table:style-name="ce3" table:formula="of:=10*LOG10(([.K29]*0.001)^2/50/0.001)" office:value-type="float" office:value="-0.969100130080563" calcext:value-type="float">
            <text:p>-1,0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0.8" calcext:value-type="float">
            <text:p>0,8</text:p>
          </table:table-cell>
          <table:table-cell table:style-name="ce6" table:formula="of:=10*LOG10(([.W29]*0.251)^2/50/0.001)" office:value-type="float" office:value="-0.934425873900553" calcext:value-type="float">
            <text:p>-0,9</text:p>
          </table:table-cell>
          <table:table-cell table:style-name="ce4" office:value-type="float" office:value="301" calcext:value-type="float">
            <text:p>301</text:p>
          </table:table-cell>
          <table:table-cell table:style-name="ce6" table:formula="of:=10*LOG10(([.Y29]*0.001)^2/50/0.001)" office:value-type="float" office:value="2.58162986851668" calcext:value-type="float">
            <text:p>2,6</text:p>
          </table:table-cell>
          <table:table-cell table:style-name="ce7" table:formula="of:=[.Y29]/[.Y22]" office:value-type="float" office:value="10.5614035087719" calcext:value-type="float">
            <text:p>10,56</text:p>
          </table:table-cell>
          <table:table-cell table:style-name="ce7" table:formula="of:=10*LOG10([.AA29])" office:value-type="float" office:value="10.2372163558533" calcext:value-type="float">
            <text:p>10,24</text:p>
          </table:table-cell>
          <table:table-cell table:number-columns-repeated="99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table:style-name="ce3" table:formula="of:=10*LOG10(([.C30]*0.001)^2/50/0.001)" office:value-type="float" office:value="-26.1618463401957" calcext:value-type="float">
            <text:p>-26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30]*0.251)^2/50/0.001)" office:value-type="float" office:value="-2.4747295597229" calcext:value-type="float">
            <text:p>-2,5</text:p>
          </table:table-cell>
          <table:table-cell office:value-type="float" office:value="265" calcext:value-type="float">
            <text:p>265</text:p>
          </table:table-cell>
          <table:table-cell table:style-name="ce3" table:formula="of:=10*LOG10(([.K30]*0.001)^2/50/0.001)" office:value-type="float" office:value="1.47521743537597" calcext:value-type="float">
            <text:p>1,5</text:p>
          </table:table-cell>
          <table:table-cell table:number-columns-repeated="9"/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0*LOG10(([.W30]*0.251)^2/50/0.001)" office:value-type="float" office:value="1.00377438626057" calcext:value-type="float">
            <text:p>1,0</text:p>
          </table:table-cell>
          <table:table-cell table:style-name="ce4" office:value-type="float" office:value="350" calcext:value-type="float">
            <text:p>350</text:p>
          </table:table-cell>
          <table:table-cell table:style-name="ce6" table:formula="of:=10*LOG10(([.Y30]*0.001)^2/50/0.001)" office:value-type="float" office:value="3.89166084364532" calcext:value-type="float">
            <text:p>3,9</text:p>
          </table:table-cell>
          <table:table-cell table:style-name="ce7" table:formula="of:=[.Y30]/[.Y22]" office:value-type="float" office:value="12.280701754386" calcext:value-type="float">
            <text:p>12,28</text:p>
          </table:table-cell>
          <table:table-cell table:style-name="ce7" table:formula="of:=10*LOG10([.AA30])" office:value-type="float" office:value="10.8922318434177" calcext:value-type="float">
            <text:p>10,89</text:p>
          </table:table-cell>
          <table:table-cell table:number-columns-repeated="99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  <table:table-cell table:style-name="ce3" table:formula="of:=10*LOG10(([.C31]*0.001)^2/50/0.001)" office:value-type="float" office:value="-30.5988213325228" calcext:value-type="float">
            <text:p>-30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31]*0.251)^2/50/0.001)" office:value-type="float" office:value="1.00377438626057" calcext:value-type="float">
            <text:p>1,0</text:p>
          </table:table-cell>
          <table:table-cell office:value-type="float" office:value="346" calcext:value-type="float">
            <text:p>346</text:p>
          </table:table-cell>
          <table:table-cell table:style-name="ce3" table:formula="of:=10*LOG10(([.K31]*0.001)^2/50/0.001)" office:value-type="float" office:value="3.79182193249534" calcext:value-type="float">
            <text:p>3,8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10*LOG10(([.W31]*0.251)^2/50/0.001)" office:value-type="string" office:string-value="" calcext:value-type="error">
            <text:p>Erro:502</text:p>
          </table:table-cell>
          <table:table-cell table:style-name="ce4" office:value-type="float" office:value="21" calcext:value-type="float">
            <text:p>21</text:p>
          </table:table-cell>
          <table:table-cell table:style-name="ce6" table:formula="of:=10*LOG10(([.Y31]*0.001)^2/50/0.001)" office:value-type="float" office:value="-20.5453141486818" calcext:value-type="float">
            <text:p>-20,5</text:p>
          </table:table-cell>
          <table:table-cell table:style-name="ce7" table:formula="of:=[.Y31]/[.Y31]" office:value-type="float" office:value="1" calcext:value-type="float">
            <text:p>1,00</text:p>
          </table:table-cell>
          <table:table-cell table:style-name="ce7" table:formula="of:=10*LOG10([.AA31])" office:value-type="float" office:value="0" calcext:value-type="float">
            <text:p>0,00</text:p>
          </table:table-cell>
          <table:table-cell table:number-columns-repeated="99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table:style-name="ce3" table:formula="of:=10*LOG10(([.C32]*0.001)^2/50/0.001)" office:value-type="float" office:value="-40.9691001300806" calcext:value-type="float">
            <text:p>-41,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32]*0.251)^2/50/0.001)" office:value-type="float" office:value="-8.62594681618168" calcext:value-type="float">
            <text:p>-8,6</text:p>
          </table:table-cell>
          <table:table-cell office:value-type="float" office:value="144" calcext:value-type="float">
            <text:p>144</text:p>
          </table:table-cell>
          <table:table-cell table:style-name="ce3" table:formula="of:=10*LOG10(([.K32]*0.001)^2/50/0.001)" office:value-type="float" office:value="-3.82245020145519" calcext:value-type="float">
            <text:p>-3,8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05" calcext:value-type="float">
            <text:p>0,05</text:p>
          </table:table-cell>
          <table:table-cell table:style-name="ce6" table:formula="of:=10*LOG10(([.W32]*0.251)^2/50/0.001)" office:value-type="float" office:value="-25.016825527019" calcext:value-type="float">
            <text:p>-25,0</text:p>
          </table:table-cell>
          <table:table-cell table:style-name="ce4" office:value-type="float" office:value="34" calcext:value-type="float">
            <text:p>34</text:p>
          </table:table-cell>
          <table:table-cell table:style-name="ce6" table:formula="of:=10*LOG10(([.Y32]*0.001)^2/50/0.001)" office:value-type="float" office:value="-16.3601217025151" calcext:value-type="float">
            <text:p>-16,4</text:p>
          </table:table-cell>
          <table:table-cell table:style-name="ce7" table:formula="of:=[.Y32]/[.Y31]" office:value-type="float" office:value="1.61904761904762" calcext:value-type="float">
            <text:p>1,62</text:p>
          </table:table-cell>
          <table:table-cell table:style-name="ce7" table:formula="of:=10*LOG10([.AA32])" office:value-type="float" office:value="2.09259622308336" calcext:value-type="float">
            <text:p>2,09</text:p>
          </table:table-cell>
          <table:table-cell table:number-columns-repeated="99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.05" calcext:value-type="float">
            <text:p>1,05</text:p>
          </table:table-cell>
          <table:table-cell table:style-name="ce3" table:formula="of:=10*LOG10(([.C33]*0.001)^2/50/0.001)" office:value-type="float" office:value="-46.5659140619614" calcext:value-type="float">
            <text:p>-46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table:style-name="ce3" table:formula="of:=10*LOG10(([.I33]*0.251)^2/50/0.001)" office:value-type="float" office:value="-5.01682552701905" calcext:value-type="float">
            <text:p>-5,0</text:p>
          </table:table-cell>
          <table:table-cell office:value-type="float" office:value="203" calcext:value-type="float">
            <text:p>203</text:p>
          </table:table-cell>
          <table:table-cell table:style-name="ce3" table:formula="of:=10*LOG10(([.K33]*0.001)^2/50/0.001)" office:value-type="float" office:value="-0.83977928509593" calcext:value-type="float">
            <text:p>-0,8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10*LOG10(([.W33]*0.251)^2/50/0.001)" office:value-type="float" office:value="-18.9962256137394" calcext:value-type="float">
            <text:p>-19,0</text:p>
          </table:table-cell>
          <table:table-cell table:style-name="ce4" office:value-type="float" office:value="50" calcext:value-type="float">
            <text:p>50</text:p>
          </table:table-cell>
          <table:table-cell table:style-name="ce6" table:formula="of:=10*LOG10(([.Y33]*0.001)^2/50/0.001)" office:value-type="float" office:value="-13.0102999566398" calcext:value-type="float">
            <text:p>-13,0</text:p>
          </table:table-cell>
          <table:table-cell table:style-name="ce7" table:formula="of:=[.Y33]/[.Y31]" office:value-type="float" office:value="2.38095238095238" calcext:value-type="float">
            <text:p>2,38</text:p>
          </table:table-cell>
          <table:table-cell table:style-name="ce7" table:formula="of:=10*LOG10([.AA33])" office:value-type="float" office:value="3.767507096021" calcext:value-type="float">
            <text:p>3,77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5.2" calcext:value-type="float">
            <text:p>65,2</text:p>
          </table:table-cell>
          <table:table-cell table:style-name="ce3" table:formula="of:=10*LOG10(([.C34]*0.001)^2/50/0.001)" office:value-type="float" office:value="-10.7047481287218" calcext:value-type="float">
            <text:p>-10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34]*0.251)^2/50/0.001)" office:value-type="float" office:value="-2.4747295597229" calcext:value-type="float">
            <text:p>-2,5</text:p>
          </table:table-cell>
          <table:table-cell office:value-type="float" office:value="266" calcext:value-type="float">
            <text:p>266</text:p>
          </table:table-cell>
          <table:table-cell table:style-name="ce3" table:formula="of:=10*LOG10(([.K34]*0.001)^2/50/0.001)" office:value-type="float" office:value="1.50793268926115" calcext:value-type="float">
            <text:p>1,5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15" calcext:value-type="float">
            <text:p>0,15</text:p>
          </table:table-cell>
          <table:table-cell table:style-name="ce6" table:formula="of:=10*LOG10(([.W34]*0.251)^2/50/0.001)" office:value-type="float" office:value="-15.4744004326258" calcext:value-type="float">
            <text:p>-15,5</text:p>
          </table:table-cell>
          <table:table-cell office:value-type="float" office:value="69" calcext:value-type="float">
            <text:p>69</text:p>
          </table:table-cell>
          <table:table-cell table:style-name="ce6" table:formula="of:=10*LOG10(([.Y34]*0.001)^2/50/0.001)" office:value-type="float" office:value="-10.2127182286151" calcext:value-type="float">
            <text:p>-10,2</text:p>
          </table:table-cell>
          <table:table-cell table:style-name="ce7" table:formula="of:=[.Y34]/[.Y31]" office:value-type="float" office:value="3.28571428571429" calcext:value-type="float">
            <text:p>3,29</text:p>
          </table:table-cell>
          <table:table-cell table:style-name="ce7" table:formula="of:=10*LOG10([.AA34])" office:value-type="float" office:value="5.16629796003336" calcext:value-type="float">
            <text:p>5,17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office:value-type="float" office:value="28" calcext:value-type="float">
            <text:p>28</text:p>
          </table:table-cell>
          <table:table-cell table:style-name="ce3" table:formula="of:=10*LOG10(([.C35]*0.001)^2/50/0.001)" office:value-type="float" office:value="-18.0465394165158" calcext:value-type="float">
            <text:p>-18,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35]*0.251)^2/50/0.001)" office:value-type="float" office:value="1.00377438626057" calcext:value-type="float">
            <text:p>1,0</text:p>
          </table:table-cell>
          <table:table-cell office:value-type="float" office:value="352" calcext:value-type="float">
            <text:p>352</text:p>
          </table:table-cell>
          <table:table-cell table:style-name="ce3" table:formula="of:=10*LOG10(([.K35]*0.001)^2/50/0.001)" office:value-type="float" office:value="3.94115322620243" calcext:value-type="float">
            <text:p>3,9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2" calcext:value-type="float">
            <text:p>0,2</text:p>
          </table:table-cell>
          <table:table-cell table:style-name="ce6" table:formula="of:=10*LOG10(([.W35]*0.251)^2/50/0.001)" office:value-type="float" office:value="-12.9756257004598" calcext:value-type="float">
            <text:p>-13,0</text:p>
          </table:table-cell>
          <table:table-cell office:value-type="float" office:value="87" calcext:value-type="float">
            <text:p>87</text:p>
          </table:table-cell>
          <table:table-cell table:style-name="ce6" table:formula="of:=10*LOG10(([.Y35]*0.001)^2/50/0.001)" office:value-type="float" office:value="-8.19931499098782" calcext:value-type="float">
            <text:p>-8,2</text:p>
          </table:table-cell>
          <table:table-cell table:style-name="ce7" table:formula="of:=[.Y35]/[.Y31]" office:value-type="float" office:value="4.14285714285714" calcext:value-type="float">
            <text:p>4,14</text:p>
          </table:table-cell>
          <table:table-cell table:style-name="ce7" table:formula="of:=10*LOG10([.AA35])" office:value-type="float" office:value="6.17299957884699" calcext:value-type="float">
            <text:p>6,17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4.96" calcext:value-type="float">
            <text:p>24,96</text:p>
          </table:table-cell>
          <table:table-cell table:style-name="ce3" table:formula="of:=10*LOG10(([.C36]*0.001)^2/50/0.001)" office:value-type="float" office:value="-19.0448084231525" calcext:value-type="float">
            <text:p>-19,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36]*0.251)^2/50/0.001)" office:value-type="float" office:value="1.00377438626057" calcext:value-type="float">
            <text:p>1,0</text:p>
          </table:table-cell>
          <table:table-cell office:value-type="float" office:value="210" calcext:value-type="float">
            <text:p>210</text:p>
          </table:table-cell>
          <table:table-cell table:style-name="ce3" table:formula="of:=10*LOG10(([.K36]*0.001)^2/50/0.001)" office:value-type="float" office:value="-0.545314148681803" calcext:value-type="float">
            <text:p>-0,5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4" calcext:value-type="float">
            <text:p>0,4</text:p>
          </table:table-cell>
          <table:table-cell table:style-name="ce6" table:formula="of:=10*LOG10(([.W36]*0.251)^2/50/0.001)" office:value-type="float" office:value="-6.95502578718018" calcext:value-type="float">
            <text:p>-7,0</text:p>
          </table:table-cell>
          <table:table-cell office:value-type="float" office:value="160" calcext:value-type="float">
            <text:p>160</text:p>
          </table:table-cell>
          <table:table-cell table:style-name="ce6" table:formula="of:=10*LOG10(([.Y36]*0.001)^2/50/0.001)" office:value-type="float" office:value="-2.90730039024169" calcext:value-type="float">
            <text:p>-2,9</text:p>
          </table:table-cell>
          <table:table-cell table:style-name="ce7" table:formula="of:=[.Y36]/[.Y31]" office:value-type="float" office:value="7.61904761904762" calcext:value-type="float">
            <text:p>7,62</text:p>
          </table:table-cell>
          <table:table-cell table:style-name="ce7" table:formula="of:=10*LOG10([.AA36])" office:value-type="float" office:value="8.81900687922006" calcext:value-type="float">
            <text:p>8,82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table:style-name="ce3" table:formula="of:=10*LOG10(([.C37]*0.001)^2/50/0.001)" office:value-type="float" office:value="-26.9897000433602" calcext:value-type="float">
            <text:p>-27,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37]*0.251)^2/50/0.001)" office:value-type="float" office:value="-8.62594681618168" calcext:value-type="float">
            <text:p>-8,6</text:p>
          </table:table-cell>
          <table:table-cell office:value-type="float" office:value="98" calcext:value-type="float">
            <text:p>98</text:p>
          </table:table-cell>
          <table:table-cell table:style-name="ce3" table:formula="of:=10*LOG10(([.K37]*0.001)^2/50/0.001)" office:value-type="float" office:value="-7.16517852951029" calcext:value-type="float">
            <text:p>-7,2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6" calcext:value-type="float">
            <text:p>0,6</text:p>
          </table:table-cell>
          <table:table-cell table:style-name="ce6" table:formula="of:=10*LOG10(([.W37]*0.251)^2/50/0.001)" office:value-type="float" office:value="-3.43320060606655" calcext:value-type="float">
            <text:p>-3,4</text:p>
          </table:table-cell>
          <table:table-cell office:value-type="float" office:value="237" calcext:value-type="float">
            <text:p>237</text:p>
          </table:table-cell>
          <table:table-cell table:style-name="ce6" table:formula="of:=10*LOG10(([.Y37]*0.001)^2/50/0.001)" office:value-type="float" office:value="0.50526687684189" calcext:value-type="float">
            <text:p>0,5</text:p>
          </table:table-cell>
          <table:table-cell table:style-name="ce7" table:formula="of:=[.Y37]/[.Y31]" office:value-type="float" office:value="11.2857142857143" calcext:value-type="float">
            <text:p>11,29</text:p>
          </table:table-cell>
          <table:table-cell table:style-name="ce7" table:formula="of:=10*LOG10([.AA37])" office:value-type="float" office:value="10.5252905127618" calcext:value-type="float">
            <text:p>10,53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.3" calcext:value-type="float">
            <text:p>11,3</text:p>
          </table:table-cell>
          <table:table-cell table:style-name="ce3" table:formula="of:=10*LOG10(([.C38]*0.001)^2/50/0.001)" office:value-type="float" office:value="-25.9281311736918" calcext:value-type="float">
            <text:p>-25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38]*0.251)^2/50/0.001)" office:value-type="float" office:value="-2.4747295597229" calcext:value-type="float">
            <text:p>-2,5</text:p>
          </table:table-cell>
          <table:table-cell office:value-type="float" office:value="167" calcext:value-type="float">
            <text:p>167</text:p>
          </table:table-cell>
          <table:table-cell table:style-name="ce3" table:formula="of:=10*LOG10(([.K38]*0.001)^2/50/0.001)" office:value-type="float" office:value="-2.53537062040852" calcext:value-type="float">
            <text:p>-2,5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0.8" calcext:value-type="float">
            <text:p>0,8</text:p>
          </table:table-cell>
          <table:table-cell table:style-name="ce6" table:formula="of:=10*LOG10(([.W38]*0.251)^2/50/0.001)" office:value-type="float" office:value="-0.934425873900553" calcext:value-type="float">
            <text:p>-0,9</text:p>
          </table:table-cell>
          <table:table-cell office:value-type="float" office:value="301" calcext:value-type="float">
            <text:p>301</text:p>
          </table:table-cell>
          <table:table-cell table:style-name="ce6" table:formula="of:=10*LOG10(([.Y38]*0.001)^2/50/0.001)" office:value-type="float" office:value="2.58162986851668" calcext:value-type="float">
            <text:p>2,6</text:p>
          </table:table-cell>
          <table:table-cell table:style-name="ce7" table:formula="of:=[.Y38]/[.Y31]" office:value-type="float" office:value="14.3333333333333" calcext:value-type="float">
            <text:p>14,33</text:p>
          </table:table-cell>
          <table:table-cell table:style-name="ce7" table:formula="of:=10*LOG10([.AA38])" office:value-type="float" office:value="11.5634720085992" calcext:value-type="float">
            <text:p>11,56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5.5" calcext:value-type="float">
            <text:p>5,5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10*LOG10(([.C39]*0.001)^2/50/0.001)" office:value-type="float" office:value="-25.4060751224077" calcext:value-type="float">
            <text:p>-25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39]*0.251)^2/50/0.001)" office:value-type="float" office:value="1.00377438626057" calcext:value-type="float">
            <text:p>1,0</text:p>
          </table:table-cell>
          <table:table-cell office:value-type="float" office:value="218" calcext:value-type="float">
            <text:p>218</text:p>
          </table:table-cell>
          <table:table-cell table:style-name="ce3" table:formula="of:=10*LOG10(([.K39]*0.001)^2/50/0.001)" office:value-type="float" office:value="-0.220570171268091" calcext:value-type="float">
            <text:p>-0,2</text:p>
          </table:table-cell>
          <table:table-cell table:number-columns-repeated="9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0*LOG10(([.W39]*0.251)^2/50/0.001)" office:value-type="float" office:value="1.00377438626057" calcext:value-type="float">
            <text:p>1,0</text:p>
          </table:table-cell>
          <table:table-cell office:value-type="float" office:value="352" calcext:value-type="float">
            <text:p>352</text:p>
          </table:table-cell>
          <table:table-cell table:style-name="ce6" table:formula="of:=10*LOG10(([.Y39]*0.001)^2/50/0.001)" office:value-type="float" office:value="3.94115322620243" calcext:value-type="float">
            <text:p>3,9</text:p>
          </table:table-cell>
          <table:table-cell table:style-name="ce7" table:formula="of:=[.Y39]/[.Y31]" office:value-type="float" office:value="16.7619047619048" calcext:value-type="float">
            <text:p>16,76</text:p>
          </table:table-cell>
          <table:table-cell table:style-name="ce7" table:formula="of:=10*LOG10([.AA39])" office:value-type="float" office:value="12.2432336874421" calcext:value-type="float">
            <text:p>12,24</text:p>
          </table:table-cell>
          <table:table-cell table:number-columns-repeated="99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.3" calcext:value-type="float">
            <text:p>6,3</text:p>
          </table:table-cell>
          <table:table-cell table:style-name="ce3" table:formula="of:=10*LOG10(([.C40]*0.001)^2/50/0.001)" office:value-type="float" office:value="-31.0028890542886" calcext:value-type="float">
            <text:p>-31,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,5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40]*0.251)^2/50/0.001)" office:value-type="float" office:value="-8.62594681618168" calcext:value-type="float">
            <text:p>-8,6</text:p>
          </table:table-cell>
          <table:table-cell office:value-type="float" office:value="99" calcext:value-type="float">
            <text:p>99</text:p>
          </table:table-cell>
          <table:table-cell table:style-name="ce3" table:formula="of:=10*LOG10(([.K40]*0.001)^2/50/0.001)" office:value-type="float" office:value="-7.07699615140919" calcext:value-type="float">
            <text:p>-7,1</text:p>
          </table:table-cell>
          <table:table-cell table:number-columns-repeated="1012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table:style-name="ce3" table:formula="of:=10*LOG10(([.C41]*0.001)^2/50/0.001)" office:value-type="float" office:value="-40.9691001300806" calcext:value-type="float">
            <text:p>-41,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,5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41]*0.251)^2/50/0.001)" office:value-type="float" office:value="-2.4747295597229" calcext:value-type="float">
            <text:p>-2,5</text:p>
          </table:table-cell>
          <table:table-cell office:value-type="float" office:value="170" calcext:value-type="float">
            <text:p>170</text:p>
          </table:table-cell>
          <table:table-cell table:style-name="ce3" table:formula="of:=10*LOG10(([.K41]*0.001)^2/50/0.001)" office:value-type="float" office:value="-2.38072161579471" calcext:value-type="float">
            <text:p>-2,4</text:p>
          </table:table-cell>
          <table:table-cell table:number-columns-repeated="1012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.05" calcext:value-type="float">
            <text:p>1,05</text:p>
          </table:table-cell>
          <table:table-cell table:style-name="ce3" table:formula="of:=10*LOG10(([.C42]*0.001)^2/50/0.001)" office:value-type="float" office:value="-46.5659140619614" calcext:value-type="float">
            <text:p>-4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2]*0.251)^2/50/0.001)" office:value-type="float" office:value="1.00377438626057" calcext:value-type="float">
            <text:p>1,0</text:p>
          </table:table-cell>
          <table:table-cell office:value-type="float" office:value="225" calcext:value-type="float">
            <text:p>225</text:p>
          </table:table-cell>
          <table:table-cell table:style-name="ce3" table:formula="of:=10*LOG10(([.K42]*0.001)^2/50/0.001)" office:value-type="float" office:value="0.0539503188670624" calcext:value-type="float">
            <text:p>0,1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.21" calcext:value-type="float">
            <text:p>68,21</text:p>
          </table:table-cell>
          <table:table-cell table:style-name="ce3" table:formula="of:=10*LOG10(([.C43]*0.001)^2/50/0.001)" office:value-type="float" office:value="-10.3127390527372" calcext:value-type="float">
            <text:p>-10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33" calcext:value-type="float">
            <text:p>0,33</text:p>
          </table:table-cell>
          <table:table-cell table:style-name="ce3" table:formula="of:=10*LOG10(([.I43]*0.251)^2/50/0.001)" office:value-type="float" office:value="-8.62594681618168" calcext:value-type="float">
            <text:p>-8,6</text:p>
          </table:table-cell>
          <table:table-cell office:value-type="float" office:value="100" calcext:value-type="float">
            <text:p>100</text:p>
          </table:table-cell>
          <table:table-cell table:style-name="ce3" table:formula="of:=10*LOG10(([.K43]*0.001)^2/50/0.001)" office:value-type="float" office:value="-6.98970004336019" calcext:value-type="float">
            <text:p>-7,0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office:value-type="float" office:value="29" calcext:value-type="float">
            <text:p>29</text:p>
          </table:table-cell>
          <table:table-cell table:style-name="ce3" table:formula="of:=10*LOG10(([.C44]*0.001)^2/50/0.001)" office:value-type="float" office:value="-17.7417400853811" calcext:value-type="float">
            <text:p>-17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67" calcext:value-type="float">
            <text:p>0,67</text:p>
          </table:table-cell>
          <table:table-cell table:style-name="ce3" table:formula="of:=10*LOG10(([.I44]*0.251)^2/50/0.001)" office:value-type="float" office:value="-2.4747295597229" calcext:value-type="float">
            <text:p>-2,5</text:p>
          </table:table-cell>
          <table:table-cell office:value-type="float" office:value="170" calcext:value-type="float">
            <text:p>170</text:p>
          </table:table-cell>
          <table:table-cell table:style-name="ce3" table:formula="of:=10*LOG10(([.K44]*0.001)^2/50/0.001)" office:value-type="float" office:value="-2.38072161579471" calcext:value-type="float">
            <text:p>-2,4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4.96" calcext:value-type="float">
            <text:p>24,96</text:p>
          </table:table-cell>
          <table:table-cell table:style-name="ce3" table:formula="of:=10*LOG10(([.C45]*0.001)^2/50/0.001)" office:value-type="float" office:value="-19.0448084231525" calcext:value-type="float">
            <text:p>-19,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5]*0.251)^2/50/0.001)" office:value-type="float" office:value="1.00377438626057" calcext:value-type="float">
            <text:p>1,0</text:p>
          </table:table-cell>
          <table:table-cell office:value-type="float" office:value="231" calcext:value-type="float">
            <text:p>231</text:p>
          </table:table-cell>
          <table:table-cell table:style-name="ce3" table:formula="of:=10*LOG10(([.K45]*0.001)^2/50/0.001)" office:value-type="float" office:value="0.282539554482698" calcext:value-type="float">
            <text:p>0,3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table:style-name="ce3" table:formula="of:=10*LOG10(([.C46]*0.001)^2/50/0.001)" office:value-type="float" office:value="-26.9897000433602" calcext:value-type="float">
            <text:p>-27,0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6]*0.251)^2/50/0.001)" office:value-type="float" office:value="1.00377438626057" calcext:value-type="float">
            <text:p>1,0</text:p>
          </table:table-cell>
          <table:table-cell office:value-type="float" office:value="173" calcext:value-type="float">
            <text:p>173</text:p>
          </table:table-cell>
          <table:table-cell table:style-name="ce3" table:formula="of:=10*LOG10(([.K46]*0.001)^2/50/0.001)" office:value-type="float" office:value="-2.22877798078428" calcext:value-type="float">
            <text:p>-2,2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.3" calcext:value-type="float">
            <text:p>11,3</text:p>
          </table:table-cell>
          <table:table-cell table:style-name="ce3" table:formula="of:=10*LOG10(([.C47]*0.001)^2/50/0.001)" office:value-type="float" office:value="-25.9281311736918" calcext:value-type="float">
            <text:p>-25,9</text:p>
          </table:table-cell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7]*0.251)^2/50/0.001)" office:value-type="float" office:value="1.00377438626057" calcext:value-type="float">
            <text:p>1,0</text:p>
          </table:table-cell>
          <table:table-cell office:value-type="float" office:value="144" calcext:value-type="float">
            <text:p>144</text:p>
          </table:table-cell>
          <table:table-cell table:style-name="ce3" table:formula="of:=10*LOG10(([.K47]*0.001)^2/50/0.001)" office:value-type="float" office:value="-3.82245020145519" calcext:value-type="float">
            <text:p>-3,8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float" office:value="5.5" calcext:value-type="float">
            <text:p>5,5</text:p>
          </table:table-cell>
          <table:table-cell office:value-type="float" office:value="12" calcext:value-type="float">
            <text:p>12</text:p>
          </table:table-cell>
          <table:table-cell table:style-name="ce3" table:formula="of:=10*LOG10(([.C48]*0.001)^2/50/0.001)" office:value-type="float" office:value="-25.4060751224077" calcext:value-type="float">
            <text:p>-25,4</text:p>
          </table:table-cell>
          <table:table-cell table:number-columns-repeated="2"/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8]*0.251)^2/50/0.001)" office:value-type="float" office:value="1.00377438626057" calcext:value-type="float">
            <text:p>1,0</text:p>
          </table:table-cell>
          <table:table-cell office:value-type="float" office:value="110" calcext:value-type="float">
            <text:p>110</text:p>
          </table:table-cell>
          <table:table-cell table:style-name="ce3" table:formula="of:=10*LOG10(([.K48]*0.001)^2/50/0.001)" office:value-type="float" office:value="-6.16184634019569" calcext:value-type="float">
            <text:p>-6,2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.7" calcext:value-type="float">
            <text:p>5,7</text:p>
          </table:table-cell>
          <table:table-cell table:style-name="ce3" table:formula="of:=10*LOG10(([.C49]*0.001)^2/50/0.001)" office:value-type="float" office:value="-31.8722029299104" calcext:value-type="float">
            <text:p>-31,9</text:p>
          </table:table-cell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49]*0.251)^2/50/0.001)" office:value-type="float" office:value="1.00377438626057" calcext:value-type="float">
            <text:p>1,0</text:p>
          </table:table-cell>
          <table:table-cell office:value-type="float" office:value="85" calcext:value-type="float">
            <text:p>85</text:p>
          </table:table-cell>
          <table:table-cell table:style-name="ce3" table:formula="of:=10*LOG10(([.K49]*0.001)^2/50/0.001)" office:value-type="float" office:value="-8.40132152907433" calcext:value-type="float">
            <text:p>-8,4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float" office:value="6.5" calcext:value-type="float">
            <text:p>6,5</text:p>
          </table:table-cell>
          <table:table-cell office:value-type="float" office:value="1.8" calcext:value-type="float">
            <text:p>1,8</text:p>
          </table:table-cell>
          <table:table-cell table:style-name="ce3" table:formula="of:=10*LOG10(([.C50]*0.001)^2/50/0.001)" office:value-type="float" office:value="-41.8842499412941" calcext:value-type="float">
            <text:p>-41,9</text:p>
          </table:table-cell>
          <table:table-cell table:number-columns-repeated="2"/>
          <table:table-cell office:value-type="float" office:value="6.5" calcext:value-type="float">
            <text:p>6,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0]*0.251)^2/50/0.001)" office:value-type="float" office:value="1.00377438626057" calcext:value-type="float">
            <text:p>1,0</text:p>
          </table:table-cell>
          <table:table-cell office:value-type="float" office:value="74" calcext:value-type="float">
            <text:p>74</text:p>
          </table:table-cell>
          <table:table-cell table:style-name="ce3" table:formula="of:=10*LOG10(([.K50]*0.001)^2/50/0.001)" office:value-type="float" office:value="-9.60506564874066" calcext:value-type="float">
            <text:p>-9,6</text:p>
          </table:table-cell>
          <table:table-cell table:number-columns-repeated="1012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.05" calcext:value-type="float">
            <text:p>1,05</text:p>
          </table:table-cell>
          <table:table-cell table:style-name="ce3" table:formula="of:=10*LOG10(([.C51]*0.001)^2/50/0.001)" office:value-type="float" office:value="-46.5659140619614" calcext:value-type="float">
            <text:p>-46,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1]*0.251)^2/50/0.001)" office:value-type="float" office:value="1.00377438626057" calcext:value-type="float">
            <text:p>1,0</text:p>
          </table:table-cell>
          <table:table-cell office:value-type="float" office:value="54" calcext:value-type="float">
            <text:p>54</text:p>
          </table:table-cell>
          <table:table-cell table:style-name="ce3" table:formula="of:=10*LOG10(([.K51]*0.001)^2/50/0.001)" office:value-type="float" office:value="-12.3418248469008" calcext:value-type="float">
            <text:p>-12,3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2]*0.251)^2/50/0.001)" office:value-type="float" office:value="1.00377438626057" calcext:value-type="float">
            <text:p>1,0</text:p>
          </table:table-cell>
          <table:table-cell office:value-type="float" office:value="44" calcext:value-type="float">
            <text:p>44</text:p>
          </table:table-cell>
          <table:table-cell table:style-name="ce3" table:formula="of:=10*LOG10(([.K52]*0.001)^2/50/0.001)" office:value-type="float" office:value="-14.1206465136364" calcext:value-type="float">
            <text:p>-14,1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3]*0.251)^2/50/0.001)" office:value-type="float" office:value="1.00377438626057" calcext:value-type="float">
            <text:p>1,0</text:p>
          </table:table-cell>
          <table:table-cell office:value-type="float" office:value="45" calcext:value-type="float">
            <text:p>45</text:p>
          </table:table-cell>
          <table:table-cell table:style-name="ce3" table:formula="of:=10*LOG10(([.K53]*0.001)^2/50/0.001)" office:value-type="float" office:value="-13.9254497678533" calcext:value-type="float">
            <text:p>-13,9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" table:formula="of:=10*LOG10(([.I54]*0.251)^2/50/0.001)" office:value-type="float" office:value="1.00377438626057" calcext:value-type="float">
            <text:p>1,0</text:p>
          </table:table-cell>
          <table:table-cell office:value-type="float" office:value="45" calcext:value-type="float">
            <text:p>45</text:p>
          </table:table-cell>
          <table:table-cell table:style-name="ce3" table:formula="of:=10*LOG10(([.K54]*0.001)^2/50/0.001)" office:value-type="float" office:value="-13.9254497678533" calcext:value-type="float">
            <text:p>-13,9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9">
          <table:table-cell table:number-columns-repeated="11"/>
          <table:table-cell table:style-name="ce3"/>
          <table:table-cell table:number-columns-repeated="1012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Q0307LXP.G4:IQ0307LXP.L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number:number-style style:name="N148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Q0307LXP" style:display-name="PageStyle_IQ0307LXP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date>2024-10-03T11:28:50.149000000</dc:date>
    <meta:editing-duration>P1DT23H48M53S</meta:editing-duration>
    <meta:editing-cycles>15</meta:editing-cycles>
    <meta:document-statistic meta:table-count="1" meta:cell-count="911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legend chart:legend-position="end" svg:x="13.837cm" svg:y="4.204cm" style:legend-expansion="high" chart:style-name="ch2"/>
        <chart:plot-area chart:style-name="ch3" table:cell-range-address="IQ0307LXP.N5:IQ0307LXP.O14" svg:x="0.237cm" svg:y="0.045cm" svg:width="13.218cm" svg:height="8.646cm">
          <chart:coordinate-region svg:x="1.044cm" svg:y="0.245cm" svg:width="12.17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Q0307LXP.O5:IQ0307LXP.O14" chart:class="chart:scatter">
            <chart:domain table:cell-range-address="IQ0307LXP.N5:IQ0307LXP.N1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  <table:table-cell office:value-type="string">
                <text:p>Colu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Q0307LXP.N5:IQ0307LXP.N14</svg:desc>
                </draw:g>
              </table:table-cell>
              <table:table-cell office:value-type="float" office:value="27">
                <text:p>27</text:p>
                <draw:g>
                  <svg:desc>IQ0307LXP.O5:IQ0307LXP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8.993cm" xlink:href=".." xlink:type="simple" chart:class="chart:scatter" chart:style-name="ch1">
        <chart:title svg:x="7.091cm" svg:y="0.315cm" chart:style-name="ch2">
          <text:p>Leakage</text:p>
        </chart:title>
        <chart:legend chart:legend-position="end" svg:x="13.932cm" svg:y="3.45cm" style:legend-expansion="high" chart:style-name="ch3"/>
        <chart:plot-area chart:style-name="ch4" table:cell-range-address="IQ0307LXP.B8:IQ0307LXP.B16 IQ0307LXP.D8:IQ0307LXP.D51" chart:data-source-has-labels="row" svg:x="1.701cm" svg:y="1.273cm" svg:width="11.911cm" svg:height="6.56cm">
          <chart:coordinate-region svg:x="2.719cm" svg:y="1.472cm" svg:width="10.653cm" svg:height="6.162cm"/>
          <chart:axis chart:dimension="x" chart:name="primary-x" chart:style-name="ch5">
            <chart:title svg:x="6.554cm" svg:y="8.012cm" chart:style-name="ch6">
              <text:p>Freq LO (GHz)</text:p>
            </chart:title>
          </chart:axis>
          <chart:axis chart:dimension="y" chart:name="primary-y" chart:style-name="ch7">
            <chart:title svg:x="0.451cm" svg:y="5.153cm" chart:style-name="ch8">
              <text:p>Vpp RF
(dBm)</text:p>
            </chart:title>
            <chart:grid chart:style-name="ch9" chart:class="major"/>
          </chart:axis>
          <chart:series chart:style-name="ch10" chart:values-cell-range-address="IQ0307LXP.D8:IQ0307LXP.D16" loext:label-string="10db" chart:class="chart:scatter">
            <chart:domain table:cell-range-address="IQ0307LXP.B8:IQ0307LXP.B16"/>
            <chart:data-point chart:repeated="9"/>
          </chart:series>
          <chart:series chart:style-name="ch11" chart:values-cell-range-address="IQ0307LXP.D17:IQ0307LXP.D33" loext:label-string="11db" chart:class="chart:scatter">
            <chart:domain table:cell-range-address="IQ0307LXP.B17:IQ0307LXP.B33"/>
            <chart:data-point chart:repeated="17"/>
          </chart:series>
          <chart:series chart:style-name="ch12" chart:values-cell-range-address="IQ0307LXP.D34:IQ0307LXP.D42" loext:label-string="12db" chart:class="chart:scatter">
            <chart:domain table:cell-range-address="IQ0307LXP.B34:IQ0307LXP.B42"/>
            <chart:data-point chart:repeated="9"/>
          </chart:series>
          <chart:series chart:style-name="ch13" chart:values-cell-range-address="IQ0307LXP.D43:IQ0307LXP.D51" loext:label-string="13db" chart:class="chart:scatter">
            <chart:domain table:cell-range-address="IQ0307LXP.B43:IQ0307LXP.B51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0db</text:p>
              </table:table-cell>
              <table:table-cell office:value-type="string">
                <text:p>Coluna B</text:p>
              </table:table-cell>
              <table:table-cell office:value-type="string">
                <text:p>11db</text:p>
              </table:table-cell>
              <table:table-cell office:value-type="string">
                <text:p>Coluna B</text:p>
              </table:table-cell>
              <table:table-cell office:value-type="string">
                <text:p>12db</text:p>
              </table:table-cell>
              <table:table-cell office:value-type="string">
                <text:p>Coluna B</text:p>
              </table:table-cell>
              <table:table-cell office:value-type="string">
                <text:p>13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Q0307LXP.B8:IQ0307LXP.B16</svg:desc>
                </draw:g>
              </table:table-cell>
              <table:table-cell office:value-type="float" office:value="-11.2263326205368">
                <text:p>-11.2263326205368</text:p>
                <draw:g>
                  <svg:desc>IQ0307LXP.D8:IQ0307LXP.D16</svg:desc>
                </draw:g>
              </table:table-cell>
              <table:table-cell office:value-type="float" office:value="3">
                <text:p>3</text:p>
                <draw:g>
                  <svg:desc>IQ0307LXP.B17:IQ0307LXP.B33</svg:desc>
                </draw:g>
              </table:table-cell>
              <table:table-cell office:value-type="float" office:value="-10.9616258430131">
                <text:p>-10.9616258430131</text:p>
                <draw:g>
                  <svg:desc>IQ0307LXP.D17:IQ0307LXP.D33</svg:desc>
                </draw:g>
              </table:table-cell>
              <table:table-cell office:value-type="float" office:value="3">
                <text:p>3</text:p>
                <draw:g>
                  <svg:desc>IQ0307LXP.B34:IQ0307LXP.B42</svg:desc>
                </draw:g>
              </table:table-cell>
              <table:table-cell office:value-type="float" office:value="-10.7047481287218">
                <text:p>-10.7047481287218</text:p>
                <draw:g>
                  <svg:desc>IQ0307LXP.D34:IQ0307LXP.D42</svg:desc>
                </draw:g>
              </table:table-cell>
              <table:table-cell office:value-type="float" office:value="3">
                <text:p>3</text:p>
                <draw:g>
                  <svg:desc>IQ0307LXP.B43:IQ0307LXP.B51</svg:desc>
                </draw:g>
              </table:table-cell>
              <table:table-cell office:value-type="float" office:value="-10.3127390527372">
                <text:p>-10.3127390527372</text:p>
                <draw:g>
                  <svg:desc>IQ0307LXP.D43:IQ0307LXP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18.3624247601804">
                <text:p>-18.3624247601804</text:p>
              </table:table-cell>
              <table:table-cell office:value-type="float" office:value="3.1">
                <text:p>3.1</text:p>
              </table:table-cell>
              <table:table-cell office:value-type="float" office:value="-15.1684079028302">
                <text:p>-15.1684079028302</text:p>
              </table:table-cell>
              <table:table-cell office:value-type="float" office:value="3.5">
                <text:p>3.5</text:p>
              </table:table-cell>
              <table:table-cell office:value-type="float" office:value="-18.0465394165158">
                <text:p>-18.0465394165158</text:p>
              </table:table-cell>
              <table:table-cell office:value-type="float" office:value="3.5">
                <text:p>3.5</text:p>
              </table:table-cell>
              <table:table-cell office:value-type="float" office:value="-17.7417400853811">
                <text:p>-17.741740085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9.1357609781669">
                <text:p>-19.1357609781669</text:p>
              </table:table-cell>
              <table:table-cell office:value-type="float" office:value="3.2">
                <text:p>3.2</text:p>
              </table:table-cell>
              <table:table-cell office:value-type="float" office:value="-15.8636500280144">
                <text:p>-15.8636500280144</text:p>
              </table:table-cell>
              <table:table-cell office:value-type="float" office:value="4">
                <text:p>4</text:p>
              </table:table-cell>
              <table:table-cell office:value-type="float" office:value="-19.0448084231525">
                <text:p>-19.0448084231525</text:p>
              </table:table-cell>
              <table:table-cell office:value-type="float" office:value="4">
                <text:p>4</text:p>
              </table:table-cell>
              <table:table-cell office:value-type="float" office:value="-19.0448084231525">
                <text:p>-19.0448084231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-26.1618463401957">
                <text:p>-26.1618463401957</text:p>
              </table:table-cell>
              <table:table-cell office:value-type="float" office:value="3.3">
                <text:p>3.3</text:p>
              </table:table-cell>
              <table:table-cell office:value-type="float" office:value="-16.4888039026233">
                <text:p>-16.4888039026233</text:p>
              </table:table-cell>
              <table:table-cell office:value-type="float" office:value="4.5">
                <text:p>4.5</text:p>
              </table:table-cell>
              <table:table-cell office:value-type="float" office:value="-26.9897000433602">
                <text:p>-26.9897000433602</text:p>
              </table:table-cell>
              <table:table-cell office:value-type="float" office:value="4.5">
                <text:p>4.5</text:p>
              </table:table-cell>
              <table:table-cell office:value-type="float" office:value="-26.9897000433602">
                <text:p>-26.989700043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26.2411700845477">
                <text:p>-26.2411700845477</text:p>
              </table:table-cell>
              <table:table-cell office:value-type="float" office:value="3.4">
                <text:p>3.4</text:p>
              </table:table-cell>
              <table:table-cell office:value-type="float" office:value="-16.4888039026233">
                <text:p>-16.4888039026233</text:p>
              </table:table-cell>
              <table:table-cell office:value-type="float" office:value="5">
                <text:p>5</text:p>
              </table:table-cell>
              <table:table-cell office:value-type="float" office:value="-25.9281311736918">
                <text:p>-25.9281311736918</text:p>
              </table:table-cell>
              <table:table-cell office:value-type="float" office:value="5">
                <text:p>5</text:p>
              </table:table-cell>
              <table:table-cell office:value-type="float" office:value="-25.9281311736918">
                <text:p>-25.9281311736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-26.1618463401957">
                <text:p>-26.1618463401957</text:p>
              </table:table-cell>
              <table:table-cell office:value-type="float" office:value="3.5">
                <text:p>3.5</text:p>
              </table:table-cell>
              <table:table-cell office:value-type="float" office:value="-17.1624661666747">
                <text:p>-17.1624661666747</text:p>
              </table:table-cell>
              <table:table-cell office:value-type="float" office:value="5.5">
                <text:p>5.5</text:p>
              </table:table-cell>
              <table:table-cell office:value-type="float" office:value="-25.4060751224077">
                <text:p>-25.4060751224077</text:p>
              </table:table-cell>
              <table:table-cell office:value-type="float" office:value="5.5">
                <text:p>5.5</text:p>
              </table:table-cell>
              <table:table-cell office:value-type="float" office:value="-25.4060751224077">
                <text:p>-25.4060751224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0.3395217892355">
                <text:p>-30.3395217892355</text:p>
              </table:table-cell>
              <table:table-cell office:value-type="float" office:value="3.6">
                <text:p>3.6</text:p>
              </table:table-cell>
              <table:table-cell office:value-type="float" office:value="-17.4472749489669">
                <text:p>-17.4472749489669</text:p>
              </table:table-cell>
              <table:table-cell office:value-type="float" office:value="6">
                <text:p>6</text:p>
              </table:table-cell>
              <table:table-cell office:value-type="float" office:value="-31.0028890542886">
                <text:p>-31.0028890542886</text:p>
              </table:table-cell>
              <table:table-cell office:value-type="float" office:value="6">
                <text:p>6</text:p>
              </table:table-cell>
              <table:table-cell office:value-type="float" office:value="-31.8722029299104">
                <text:p>-31.8722029299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-36.8867004769621">
                <text:p>-36.8867004769621</text:p>
              </table:table-cell>
              <table:table-cell office:value-type="float" office:value="3.7">
                <text:p>3.7</text:p>
              </table:table-cell>
              <table:table-cell office:value-type="float" office:value="-18.0465394165158">
                <text:p>-18.0465394165158</text:p>
              </table:table-cell>
              <table:table-cell office:value-type="float" office:value="6.5">
                <text:p>6.5</text:p>
              </table:table-cell>
              <table:table-cell office:value-type="float" office:value="-40.9691001300806">
                <text:p>-40.9691001300806</text:p>
              </table:table-cell>
              <table:table-cell office:value-type="float" office:value="6.5">
                <text:p>6.5</text:p>
              </table:table-cell>
              <table:table-cell office:value-type="float" office:value="-41.8842499412941">
                <text:p>-41.8842499412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-46.5659140619614">
                <text:p>-46.5659140619614</text:p>
              </table:table-cell>
              <table:table-cell office:value-type="float" office:value="3.8">
                <text:p>3.8</text:p>
              </table:table-cell>
              <table:table-cell office:value-type="float" office:value="-19.0308998699194">
                <text:p>-19.0308998699194</text:p>
              </table:table-cell>
              <table:table-cell office:value-type="float" office:value="7">
                <text:p>7</text:p>
              </table:table-cell>
              <table:table-cell office:value-type="float" office:value="-46.5659140619614">
                <text:p>-46.5659140619614</text:p>
              </table:table-cell>
              <table:table-cell office:value-type="float" office:value="7">
                <text:p>7</text:p>
              </table:table-cell>
              <table:table-cell office:value-type="float" office:value="-46.5659140619614">
                <text:p>-46.5659140619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9.7551433230083">
                <text:p>-19.755143323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20.5453141486818">
                <text:p>-20.545314148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26.1618463401957">
                <text:p>-26.161846340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25.8821334158602">
                <text:p>-25.882133415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26.1618463401957">
                <text:p>-26.161846340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30.5988213325228">
                <text:p>-30.598821332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40.9691001300806">
                <text:p>-40.96910013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46.5659140619614">
                <text:p>-46.565914061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